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sy10" svg:font-family="cmsy10"/>
    <style:font-face style:name="DejaVu Sans Mono1" svg:font-family="'DejaVu Sans Mono'" style:font-family-generic="roman"/>
    <style:font-face style:name="DejaVu Serif" svg:font-family="'DejaVu Serif'" style:font-family-generic="roman"/>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Century Schoolbook L" svg:font-family="'Century Schoolbook L'" style:font-family-generic="roman" style:font-pitch="variable"/>
    <style:font-face style:name="DejaVu Serif2" svg:font-family="'DejaVu Serif'" style:font-family-generic="roman" style:font-pitch="variable"/>
    <style:font-face style:name="DejaVu Serif1" svg:font-family="'DejaVu Serif'" style:font-adornments="Book"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6.6951in" table:align="margins"/>
    </style:style>
    <style:style style:name="Tabla1.A" style:family="table-column">
      <style:table-column-properties style:column-width="3.3472in" style:rel-column-width="32767*"/>
    </style:style>
    <style:style style:name="Tabla1.B" style:family="table-column">
      <style:table-column-properties style:column-width="3.3479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0.05pt solid #000000" fo:border-top="none" fo:border-bottom="0.05pt solid #000000"/>
    </style:style>
    <style:style style:name="Tabla2" style:family="table">
      <style:table-properties style:width="6.6951in" table:align="margins"/>
    </style:style>
    <style:style style:name="Tabla2.A" style:family="table-column">
      <style:table-column-properties style:column-width="3.3472in" style:rel-column-width="32767*"/>
    </style:style>
    <style:style style:name="Tabla2.B" style:family="table-column">
      <style:table-column-properties style:column-width="3.3479in" style:rel-column-width="32768*"/>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3" style:family="table">
      <style:table-properties style:width="6.6951in" table:align="margins"/>
    </style:style>
    <style:style style:name="Tabla3.A" style:family="table-column">
      <style:table-column-properties style:column-width="3.3472in" style:rel-column-width="32767*"/>
    </style:style>
    <style:style style:name="Tabla3.B" style:family="table-column">
      <style:table-column-properties style:column-width="3.3479in" style:rel-column-width="32768*"/>
    </style:style>
    <style:style style:name="Tabla3.A1" style:family="table-cell">
      <style:table-cell-properties fo:padding="0.0382in" fo:border-left="0.05pt solid #000000" fo:border-right="none" fo:border-top="0.05pt solid #000000" fo:border-bottom="0.05pt solid #000000"/>
    </style:style>
    <style:style style:name="Tabla3.B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0.05pt solid #000000" fo:border-top="none" fo:border-bottom="0.05pt solid #000000"/>
    </style:style>
    <style:style style:name="Tabla4" style:family="table">
      <style:table-properties style:width="6.6951in" table:align="margins"/>
    </style:style>
    <style:style style:name="Tabla4.A" style:family="table-column">
      <style:table-column-properties style:column-width="3.3472in" style:rel-column-width="32767*"/>
    </style:style>
    <style:style style:name="Tabla4.B" style:family="table-column">
      <style:table-column-properties style:column-width="3.3479in" style:rel-column-width="32768*"/>
    </style:style>
    <style:style style:name="Tabla4.A1" style:family="table-cell">
      <style:table-cell-properties fo:padding="0.0382in" fo:border-left="0.05pt solid #000000" fo:border-right="none" fo:border-top="0.05pt solid #000000" fo:border-bottom="0.05pt solid #000000"/>
    </style:style>
    <style:style style:name="Tabla4.B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B2" style:family="table-cell">
      <style:table-cell-properties fo:padding="0.0382in" fo:border-left="0.05pt solid #000000" fo:border-right="0.05pt solid #000000" fo:border-top="none" fo:border-bottom="0.05pt solid #000000"/>
    </style:style>
    <style:style style:name="P1" style:family="paragraph" style:parent-style-name="Title">
      <style:text-properties style:font-name="Liberation Serif" fo:language="es" fo:country="AR"/>
    </style:style>
    <style:style style:name="P2" style:family="paragraph" style:parent-style-name="Standard">
      <style:text-properties style:font-name="Liberation Serif" fo:language="es" fo:country="AR" officeooo:rsid="0017e276" officeooo:paragraph-rsid="0017e276"/>
    </style:style>
    <style:style style:name="P3" style:family="paragraph" style:parent-style-name="Standard">
      <style:text-properties style:font-name="Liberation Serif" fo:language="es" fo:country="AR" officeooo:paragraph-rsid="0020472e"/>
    </style:style>
    <style:style style:name="P4" style:family="paragraph" style:parent-style-name="Subtitle">
      <style:text-properties style:font-name="Liberation Serif" fo:language="es" fo:country="AR"/>
    </style:style>
    <style:style style:name="P5" style:family="paragraph" style:parent-style-name="Text_20_body">
      <style:text-properties style:font-name="DejaVu Serif2" fo:language="es" fo:country="AR"/>
    </style:style>
    <style:style style:name="P6" style:family="paragraph" style:parent-style-name="Text_20_body">
      <style:text-properties style:font-name="DejaVu Serif2" fo:language="es" fo:country="AR" fo:font-style="italic" officeooo:rsid="001d8e61" officeooo:paragraph-rsid="001d8e61" style:font-style-asian="italic" style:font-style-complex="italic"/>
    </style:style>
    <style:style style:name="P7" style:family="paragraph" style:parent-style-name="Text_20_body">
      <style:text-properties style:font-name="Liberation Serif" fo:language="es" fo:country="AR"/>
    </style:style>
    <style:style style:name="P8" style:family="paragraph" style:parent-style-name="Text_20_body">
      <style:paragraph-properties fo:text-align="end" style:justify-single-word="false"/>
      <style:text-properties style:font-name="Liberation Serif" fo:language="es" fo:country="AR" officeooo:rsid="0017e276" officeooo:paragraph-rsid="0017e276"/>
    </style:style>
    <style:style style:name="P9" style:family="paragraph" style:parent-style-name="Text_20_body">
      <style:paragraph-properties fo:text-align="start" style:justify-single-word="false"/>
      <style:text-properties style:font-name="Liberation Serif" fo:language="es" fo:country="AR" officeooo:rsid="0017e276" officeooo:paragraph-rsid="0017e276"/>
    </style:style>
    <style:style style:name="P10" style:family="paragraph" style:parent-style-name="Text_20_body">
      <style:text-properties style:font-name="Liberation Serif" fo:language="es" fo:country="AR" officeooo:rsid="0017e276" officeooo:paragraph-rsid="0017e276"/>
    </style:style>
    <style:style style:name="P11" style:family="paragraph" style:parent-style-name="Text_20_body">
      <style:paragraph-properties fo:text-align="start" style:justify-single-word="false"/>
      <style:text-properties style:font-name="Liberation Serif" fo:language="es" fo:country="AR" officeooo:paragraph-rsid="0017e276"/>
    </style:style>
    <style:style style:name="P12" style:family="paragraph" style:parent-style-name="Text_20_body" style:list-style-name="L1">
      <style:text-properties style:font-name="Liberation Serif" fo:language="es" fo:country="AR" fo:font-style="normal" style:text-underline-style="none" officeooo:rsid="001d8e61" officeooo:paragraph-rsid="002c94e6" fo:background-color="transparent" style:font-style-asian="normal" style:font-style-complex="normal"/>
    </style:style>
    <style:style style:name="P13" style:family="paragraph" style:parent-style-name="Text_20_body" style:list-style-name="L1">
      <style:text-properties style:font-name="Liberation Serif" fo:language="es" fo:country="AR" fo:font-style="normal" style:text-underline-style="none" officeooo:rsid="001d8e61" officeooo:paragraph-rsid="0036708b" fo:background-color="transparent" style:font-style-asian="normal" style:font-style-complex="normal"/>
    </style:style>
    <style:style style:name="P14" style:family="paragraph" style:parent-style-name="Text_20_body" style:list-style-name="L1">
      <style:text-properties style:font-name="Liberation Serif" fo:language="es" fo:country="AR" fo:font-style="normal" style:text-underline-style="none" officeooo:rsid="002c94e6" officeooo:paragraph-rsid="002c94e6" fo:background-color="transparent" style:font-style-asian="normal" style:font-style-complex="normal"/>
    </style:style>
    <style:style style:name="P15" style:family="paragraph" style:parent-style-name="Text_20_body" style:list-style-name="L1">
      <style:text-properties style:font-name="Liberation Serif" fo:language="es" fo:country="AR" fo:font-style="normal" style:text-underline-style="none" officeooo:rsid="00354663" officeooo:paragraph-rsid="00354663" fo:background-color="transparent" style:font-style-asian="normal" style:font-style-complex="normal"/>
    </style:style>
    <style:style style:name="P16" style:family="paragraph" style:parent-style-name="Text_20_body" style:list-style-name="L1">
      <style:text-properties style:font-name="Liberation Serif" fo:language="es" fo:country="AR" fo:font-style="normal" style:text-underline-style="none" officeooo:rsid="0036708b" officeooo:paragraph-rsid="0036708b" fo:background-color="transparent" style:font-style-asian="normal" style:font-style-complex="normal"/>
    </style:style>
    <style:style style:name="P17" style:family="paragraph" style:parent-style-name="Text_20_body">
      <style:text-properties style:font-name="Liberation Serif" fo:language="es" fo:country="AR" officeooo:rsid="001d8e61" officeooo:paragraph-rsid="001d8e61"/>
    </style:style>
    <style:style style:name="P18" style:family="paragraph" style:parent-style-name="Text_20_body" style:list-style-name="L2">
      <style:text-properties style:font-name="Liberation Serif" fo:language="es" fo:country="AR" officeooo:rsid="001d8e61" officeooo:paragraph-rsid="001d8e61"/>
    </style:style>
    <style:style style:name="P19" style:family="paragraph" style:parent-style-name="Text_20_body" style:list-style-name="L2">
      <style:text-properties style:font-name="Liberation Serif" fo:language="es" fo:country="AR" officeooo:rsid="001d8e61" officeooo:paragraph-rsid="00208296"/>
    </style:style>
    <style:style style:name="P20" style:family="paragraph" style:parent-style-name="Text_20_body">
      <style:text-properties style:font-name="Liberation Serif" fo:language="es" fo:country="AR" officeooo:rsid="00208296" officeooo:paragraph-rsid="00208296"/>
    </style:style>
    <style:style style:name="P21" style:family="paragraph" style:parent-style-name="Text_20_body">
      <style:text-properties style:font-name="Liberation Serif" fo:language="es" fo:country="AR" fo:background-color="transparent"/>
    </style:style>
    <style:style style:name="P22" style:family="paragraph" style:parent-style-name="Text_20_body">
      <style:text-properties style:font-name="Liberation Serif" fo:language="es" fo:country="AR" officeooo:rsid="001d8e61" officeooo:paragraph-rsid="001d8e61" fo:background-color="transparent"/>
    </style:style>
    <style:style style:name="P23" style:family="paragraph" style:parent-style-name="Text_20_body" style:list-style-name="L3">
      <style:text-properties style:font-name="Liberation Serif" fo:language="es" fo:country="AR" officeooo:rsid="001d8e61" officeooo:paragraph-rsid="001d8e61" fo:background-color="transparent"/>
    </style:style>
    <style:style style:name="P24" style:family="paragraph" style:parent-style-name="Text_20_body" style:list-style-name="L4">
      <style:text-properties style:font-name="Liberation Serif" fo:language="es" fo:country="AR" officeooo:rsid="001d8e61" officeooo:paragraph-rsid="001d8e61" fo:background-color="transparent"/>
    </style:style>
    <style:style style:name="P25" style:family="paragraph" style:parent-style-name="Text_20_body" style:list-style-name="L4">
      <style:text-properties style:font-name="Liberation Serif" fo:language="es" fo:country="AR" officeooo:rsid="001da155" officeooo:paragraph-rsid="001da155" fo:background-color="transparent"/>
    </style:style>
    <style:style style:name="P26" style:family="paragraph" style:parent-style-name="Text_20_body">
      <style:text-properties style:font-name="Liberation Serif" fo:language="es" fo:country="AR" officeooo:rsid="001da155" officeooo:paragraph-rsid="001da155" fo:background-color="transparent"/>
    </style:style>
    <style:style style:name="P27" style:family="paragraph" style:parent-style-name="Text_20_body" style:list-style-name="L5">
      <style:text-properties style:font-name="Liberation Serif" fo:language="es" fo:country="AR" officeooo:rsid="001da155" officeooo:paragraph-rsid="001da155" fo:background-color="transparent"/>
    </style:style>
    <style:style style:name="P28" style:family="paragraph" style:parent-style-name="Text_20_body" style:list-style-name="L6">
      <style:text-properties style:font-name="Liberation Serif" fo:language="es" fo:country="AR" officeooo:rsid="001e4a10" officeooo:paragraph-rsid="001e4a10" fo:background-color="transparent"/>
    </style:style>
    <style:style style:name="P29" style:family="paragraph" style:parent-style-name="Text_20_body">
      <style:text-properties style:font-name="Liberation Serif" fo:language="es" fo:country="AR" officeooo:rsid="001da155" officeooo:paragraph-rsid="001da155"/>
    </style:style>
    <style:style style:name="P30" style:family="paragraph" style:parent-style-name="Text_20_body">
      <style:text-properties style:font-name="Liberation Serif" fo:language="es" fo:country="AR" officeooo:rsid="0020472e" officeooo:paragraph-rsid="0020472e"/>
    </style:style>
    <style:style style:name="P31" style:family="paragraph" style:parent-style-name="Text_20_body">
      <style:text-properties style:font-name="Liberation Serif" fo:language="es" fo:country="AR" officeooo:rsid="0020472e" officeooo:paragraph-rsid="0020472e" fo:background-color="#ff0000"/>
    </style:style>
    <style:style style:name="P32" style:family="paragraph" style:parent-style-name="Text_20_body">
      <style:text-properties style:font-name="Liberation Serif" fo:language="es" fo:country="AR" officeooo:rsid="001e4a10" officeooo:paragraph-rsid="001e4a10"/>
    </style:style>
    <style:style style:name="P33" style:family="paragraph" style:parent-style-name="Text_20_body" style:list-style-name="L6">
      <style:text-properties style:font-name="Liberation Serif" fo:language="es" fo:country="AR" officeooo:rsid="001e4a10" officeooo:paragraph-rsid="001e4a10"/>
    </style:style>
    <style:style style:name="P34" style:family="paragraph" style:parent-style-name="Text_20_body">
      <style:text-properties style:font-name="Liberation Serif" fo:language="es" fo:country="AR" officeooo:rsid="001e4a10" officeooo:paragraph-rsid="0020472e"/>
    </style:style>
    <style:style style:name="P35" style:family="paragraph" style:parent-style-name="Text_20_body">
      <style:text-properties style:font-name="Liberation Serif" fo:language="es" fo:country="AR" officeooo:rsid="001e3fe7" officeooo:paragraph-rsid="001e4a10"/>
    </style:style>
    <style:style style:name="P36" style:family="paragraph" style:parent-style-name="Text_20_body">
      <style:text-properties style:font-name="Liberation Serif" fo:language="es" fo:country="AR" officeooo:rsid="001e3fe7" officeooo:paragraph-rsid="001e3fe7"/>
    </style:style>
    <style:style style:name="P37" style:family="paragraph" style:parent-style-name="Text_20_body">
      <style:text-properties style:font-name="Liberation Serif" fo:language="es" fo:country="AR" officeooo:rsid="001e3fe7" officeooo:paragraph-rsid="0020472e"/>
    </style:style>
    <style:style style:name="P38" style:family="paragraph" style:parent-style-name="Text_20_body">
      <style:text-properties style:font-name="Liberation Serif" fo:language="es" fo:country="AR" officeooo:paragraph-rsid="001e4a10"/>
    </style:style>
    <style:style style:name="P39" style:family="paragraph" style:parent-style-name="Text_20_body">
      <style:text-properties style:font-name="Liberation Serif" fo:language="es" fo:country="AR" officeooo:paragraph-rsid="0020472e"/>
    </style:style>
    <style:style style:name="P40" style:family="paragraph" style:parent-style-name="Text_20_body" style:list-style-name="L1">
      <style:text-properties style:font-name="Liberation Serif" fo:font-size="12pt" fo:language="es" fo:country="AR" fo:font-style="normal" style:text-underline-style="none" officeooo:rsid="001d8e61" officeooo:paragraph-rsid="001d8e61" fo:background-color="transparent" style:font-size-asian="12pt" style:font-style-asian="normal" style:font-size-complex="12pt" style:font-style-complex="normal"/>
    </style:style>
    <style:style style:name="P41" style:family="paragraph" style:parent-style-name="Text_20_body" style:list-style-name="L1">
      <style:text-properties style:font-name="Liberation Serif" fo:font-size="12pt" fo:language="es" fo:country="AR" fo:font-style="normal" style:text-underline-style="none" officeooo:rsid="001d8e61" officeooo:paragraph-rsid="0032affe" fo:background-color="transparent" style:font-size-asian="12pt" style:font-style-asian="normal" style:font-size-complex="12pt" style:font-style-complex="normal"/>
    </style:style>
    <style:style style:name="P42" style:family="paragraph" style:parent-style-name="Text_20_body" style:list-style-name="L1">
      <style:text-properties style:font-name="Liberation Serif" fo:font-size="12pt" fo:language="es" fo:country="AR" fo:font-style="normal" style:text-underline-style="none" officeooo:rsid="0030e5f6" officeooo:paragraph-rsid="0033c6ff" fo:background-color="transparent" style:font-size-asian="12pt" style:font-style-asian="normal" style:font-size-complex="12pt" style:font-style-complex="normal"/>
    </style:style>
    <style:style style:name="P43" style:family="paragraph" style:parent-style-name="Text_20_body" style:list-style-name="L1">
      <style:text-properties style:font-name="Liberation Serif" fo:font-size="12pt" fo:language="es" fo:country="AR" fo:font-style="normal" style:text-underline-style="none" officeooo:rsid="00361769" officeooo:paragraph-rsid="00361769" fo:background-color="transparent" style:font-size-asian="12pt" style:font-style-asian="normal" style:font-size-complex="12pt" style:font-style-complex="normal"/>
    </style:style>
    <style:style style:name="P44" style:family="paragraph" style:parent-style-name="Text_20_body" style:list-style-name="L1">
      <style:text-properties style:font-name="Liberation Serif" fo:font-size="12pt" fo:language="es" fo:country="AR" fo:font-style="normal" style:text-underline-style="none" officeooo:rsid="002c94e6" officeooo:paragraph-rsid="00361769" fo:background-color="transparent" style:font-size-asian="12pt" style:font-style-asian="normal" style:font-size-complex="12pt" style:font-style-complex="normal"/>
    </style:style>
    <style:style style:name="P45" style:family="paragraph" style:parent-style-name="Text_20_body" style:list-style-name="L1">
      <style:text-properties style:font-name="Liberation Serif" fo:font-size="12pt" fo:language="es" fo:country="AR" fo:font-style="normal" style:text-underline-style="none" officeooo:rsid="002c94e6" officeooo:paragraph-rsid="0036708b" fo:background-color="transparent" style:font-size-asian="12pt" style:font-style-asian="normal" style:font-size-complex="12pt" style:font-style-complex="normal"/>
    </style:style>
    <style:style style:name="P46" style:family="paragraph" style:parent-style-name="Text_20_body" style:list-style-name="L1">
      <style:text-properties style:font-name="Liberation Serif" fo:font-size="12pt" fo:font-style="normal" officeooo:paragraph-rsid="002c558c" style:font-size-asian="12pt" style:font-style-asian="normal" style:font-size-complex="12pt" style:font-style-complex="normal"/>
    </style:style>
    <style:style style:name="P47" style:family="paragraph" style:parent-style-name="Text_20_body" style:list-style-name="L1">
      <style:text-properties style:font-name="Liberation Serif" fo:font-size="12pt" fo:font-style="normal" officeooo:paragraph-rsid="002e7abf" style:font-size-asian="12pt" style:font-style-asian="normal" style:font-size-complex="12pt" style:font-style-complex="normal"/>
    </style:style>
    <style:style style:name="P48" style:family="paragraph" style:parent-style-name="Text_20_body" style:list-style-name="L1">
      <style:text-properties style:font-name="Liberation Serif" fo:font-size="12pt" fo:font-style="normal" officeooo:rsid="00316b4e" officeooo:paragraph-rsid="00316b4e" style:font-size-asian="12pt" style:font-style-asian="normal" style:font-size-complex="12pt" style:font-style-complex="normal"/>
    </style:style>
    <style:style style:name="P49" style:family="paragraph" style:parent-style-name="Text_20_body" style:list-style-name="L1">
      <style:text-properties style:font-name="Liberation Serif" fo:font-size="12pt" fo:font-style="normal" officeooo:rsid="0033c6ff" officeooo:paragraph-rsid="0033c6ff" style:font-size-asian="12pt" style:font-style-asian="normal" style:font-size-complex="12pt" style:font-style-complex="normal"/>
    </style:style>
    <style:style style:name="P50" style:family="paragraph" style:parent-style-name="Text_20_body">
      <style:text-properties style:font-name="Liberation Serif" officeooo:rsid="002f4589" officeooo:paragraph-rsid="002f4589"/>
    </style:style>
    <style:style style:name="P51" style:family="paragraph" style:parent-style-name="Text_20_body" style:list-style-name="L1">
      <style:text-properties style:font-name="Liberation Serif" fo:font-style="normal" officeooo:rsid="00316b4e" officeooo:paragraph-rsid="00316b4e" style:font-style-asian="normal" style:font-style-complex="normal"/>
    </style:style>
    <style:style style:name="P52" style:family="paragraph" style:parent-style-name="Text_20_body">
      <style:paragraph-properties fo:background-color="transparent">
        <style:background-image/>
      </style:paragraph-properties>
      <style:text-properties style:font-name="Liberation Serif" fo:language="es" fo:country="AR" officeooo:rsid="00195dda" officeooo:paragraph-rsid="00195dda"/>
    </style:style>
    <style:style style:name="P53" style:family="paragraph" style:parent-style-name="Text_20_body">
      <style:paragraph-properties fo:background-color="transparent">
        <style:background-image/>
      </style:paragraph-properties>
      <style:text-properties style:font-name="Liberation Serif" fo:language="es" fo:country="AR" officeooo:rsid="0024b6e7" officeooo:paragraph-rsid="0024b6e7"/>
    </style:style>
    <style:style style:name="P54" style:family="paragraph" style:parent-style-name="Text_20_body">
      <style:paragraph-properties fo:break-before="page"/>
      <style:text-properties style:font-name="Liberation Serif" fo:language="es" fo:country="AR" officeooo:rsid="001da155" officeooo:paragraph-rsid="001da155"/>
    </style:style>
    <style:style style:name="P55" style:family="paragraph" style:parent-style-name="Heading_20_1">
      <style:text-properties style:font-name="Liberation Serif" fo:language="es" fo:country="AR" officeooo:rsid="001da155" officeooo:paragraph-rsid="001da155"/>
    </style:style>
    <style:style style:name="P56" style:family="paragraph" style:parent-style-name="Heading_20_1" style:list-style-name="">
      <style:text-properties style:font-name="Liberation Serif" fo:language="es" fo:country="AR"/>
    </style:style>
    <style:style style:name="P57" style:family="paragraph" style:parent-style-name="Heading_20_1">
      <style:text-properties style:font-name="Liberation Serif" fo:language="es" fo:country="AR" fo:font-style="normal" style:text-underline-style="none" officeooo:rsid="00290283" officeooo:paragraph-rsid="00290283" fo:background-color="transparent" style:font-style-asian="normal" style:font-style-complex="normal"/>
    </style:style>
    <style:style style:name="P58" style:family="paragraph" style:parent-style-name="Heading_20_1">
      <style:paragraph-properties fo:break-before="page"/>
      <style:text-properties style:font-name="Liberation Serif" fo:language="es" fo:country="AR" officeooo:rsid="0022d938" officeooo:paragraph-rsid="0022d938"/>
    </style:style>
    <style:style style:name="P59" style:family="paragraph" style:parent-style-name="Heading_20_1">
      <style:paragraph-properties fo:break-before="page"/>
      <style:text-properties style:font-name="Liberation Serif" fo:language="es" fo:country="AR" fo:background-color="transparent"/>
    </style:style>
    <style:style style:name="P60" style:family="paragraph" style:parent-style-name="Heading_20_2">
      <style:text-properties style:font-name="Liberation Serif" fo:language="es" fo:country="AR"/>
    </style:style>
    <style:style style:name="P61" style:family="paragraph" style:parent-style-name="Heading_20_2">
      <style:text-properties style:font-name="Liberation Serif" fo:language="es" fo:country="AR" style:text-underline-style="none" officeooo:rsid="001d8e61" officeooo:paragraph-rsid="001d8e61" fo:background-color="transparent"/>
    </style:style>
    <style:style style:name="P62" style:family="paragraph" style:parent-style-name="Heading_20_2">
      <style:text-properties style:font-name="Liberation Serif" fo:language="es" fo:country="AR" officeooo:rsid="001da155" officeooo:paragraph-rsid="001da155"/>
    </style:style>
    <style:style style:name="P63" style:family="paragraph" style:parent-style-name="Heading_20_2">
      <style:text-properties style:font-name="Liberation Serif" fo:language="es" fo:country="AR" officeooo:paragraph-rsid="001e3fe7"/>
    </style:style>
    <style:style style:name="P64" style:family="paragraph" style:parent-style-name="Heading_20_2">
      <style:text-properties style:font-name="Liberation Serif" fo:language="es" fo:country="AR" officeooo:rsid="001e3fe7"/>
    </style:style>
    <style:style style:name="P65" style:family="paragraph" style:parent-style-name="Heading_20_2">
      <style:text-properties style:font-name="Liberation Serif" fo:language="es" fo:country="AR" fo:font-style="normal" style:text-underline-style="none" officeooo:rsid="00290283" officeooo:paragraph-rsid="00290283" fo:background-color="transparent" style:font-style-asian="normal" style:font-style-complex="normal"/>
    </style:style>
    <style:style style:name="P66" style:family="paragraph" style:parent-style-name="Heading_20_3">
      <style:text-properties style:font-name="Liberation Serif" fo:language="es" fo:country="AR"/>
    </style:style>
    <style:style style:name="P67" style:family="paragraph" style:parent-style-name="Heading_20_3">
      <style:text-properties style:font-name="Liberation Serif" fo:language="es" fo:country="AR" officeooo:rsid="001d8e61" officeooo:paragraph-rsid="001d8e61" fo:background-color="#ffff66"/>
    </style:style>
    <style:style style:name="P68" style:family="paragraph" style:parent-style-name="Heading_20_3">
      <style:text-properties style:font-name="Liberation Serif" fo:language="es" fo:country="AR" officeooo:rsid="001e3fe7"/>
    </style:style>
    <style:style style:name="P69" style:family="paragraph" style:parent-style-name="Heading_20_3">
      <style:text-properties style:font-name="Liberation Serif" fo:language="es" fo:country="AR" officeooo:rsid="001e4a10"/>
    </style:style>
    <style:style style:name="P70" style:family="paragraph" style:parent-style-name="Heading_20_3">
      <style:text-properties style:font-name="Liberation Serif" fo:language="es" fo:country="AR" officeooo:rsid="001e4a10" officeooo:paragraph-rsid="0020472e"/>
    </style:style>
    <style:style style:name="P71" style:family="paragraph" style:parent-style-name="Contents_20_Heading">
      <style:paragraph-properties fo:break-before="page"/>
    </style:style>
    <style:style style:name="P72" style:family="paragraph" style:parent-style-name="Header">
      <style:paragraph-properties fo:text-align="center" style:justify-single-word="false"/>
      <style:text-properties style:font-name="Liberation Serif" fo:language="es" fo:country="AR" officeooo:rsid="0017e276" officeooo:paragraph-rsid="0017e276"/>
    </style:style>
    <style:style style:name="P73" style:family="paragraph" style:parent-style-name="Contents_20_1">
      <style:paragraph-properties>
        <style:tab-stops>
          <style:tab-stop style:position="6.6953in" style:type="right" style:leader-style="dotted" style:leader-text="."/>
        </style:tab-stops>
      </style:paragraph-properties>
    </style:style>
    <style:style style:name="P74" style:family="paragraph" style:parent-style-name="Contents_20_2">
      <style:paragraph-properties>
        <style:tab-stops>
          <style:tab-stop style:position="6.6953in" style:type="right" style:leader-style="dotted" style:leader-text="."/>
        </style:tab-stops>
      </style:paragraph-properties>
    </style:style>
    <style:style style:name="P75" style:family="paragraph" style:parent-style-name="Contents_20_3">
      <style:paragraph-properties>
        <style:tab-stops>
          <style:tab-stop style:position="6.695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5347" style:font-style-asian="italic" style:font-style-complex="italic"/>
    </style:style>
    <style:style style:name="T4" style:family="text">
      <style:text-properties fo:font-style="italic" officeooo:rsid="00354663" style:font-style-asian="italic" style:font-style-complex="italic"/>
    </style:style>
    <style:style style:name="T5" style:family="text">
      <style:text-properties fo:font-style="italic" style:text-underline-style="none" officeooo:rsid="001c9b48" style:font-style-asian="italic" style:font-style-complex="italic"/>
    </style:style>
    <style:style style:name="T6" style:family="text">
      <style:text-properties fo:font-style="italic" style:text-underline-style="none" officeooo:rsid="001d8e61" fo:background-color="transparent"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tyle="italic" officeooo:rsid="00208296" fo:background-color="transparent" style:font-style-asian="italic" style:font-style-complex="italic"/>
    </style:style>
    <style:style style:name="T9" style:family="text">
      <style:text-properties fo:font-style="italic" fo:font-weight="normal" style:font-style-asian="italic" style:font-weight-asian="normal" style:font-style-complex="italic"/>
    </style:style>
    <style:style style:name="T10" style:family="text">
      <style:text-properties fo:font-style="italic" fo:font-weight="normal" officeooo:rsid="002c94e6" style:font-style-asian="italic" style:font-weight-asian="normal" style:font-style-complex="italic"/>
    </style:style>
    <style:style style:name="T11" style:family="text">
      <style:text-properties fo:font-style="italic" fo:font-weight="normal" officeooo:rsid="00354663" style:font-style-asian="italic" style:font-weight-asian="normal" style:font-style-complex="italic"/>
    </style:style>
    <style:style style:name="T12" style:family="text">
      <style:text-properties fo:font-style="normal" style:font-style-asian="normal" style:font-style-complex="normal"/>
    </style:style>
    <style:style style:name="T13" style:family="text">
      <style:text-properties fo:font-style="normal" officeooo:rsid="00208296"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1b070e" style:font-style-asian="normal" style:font-style-complex="normal"/>
    </style:style>
    <style:style style:name="T16" style:family="text">
      <style:text-properties fo:font-style="normal" style:text-underline-style="none" officeooo:rsid="001c9b48" style:font-style-asian="normal" style:font-style-complex="normal"/>
    </style:style>
    <style:style style:name="T17" style:family="text">
      <style:text-properties fo:font-style="normal" style:text-underline-style="none" officeooo:rsid="0023fb1c" style:font-style-asian="normal" style:font-style-complex="normal"/>
    </style:style>
    <style:style style:name="T18" style:family="text">
      <style:text-properties fo:font-style="normal" style:text-underline-style="none" officeooo:rsid="001c9b48" fo:background-color="transparent" style:font-style-asian="normal" style:font-style-complex="normal"/>
    </style:style>
    <style:style style:name="T19" style:family="text">
      <style:text-properties fo:font-style="normal" style:text-underline-style="none" officeooo:rsid="001d8e61" fo:background-color="transparent" style:font-style-asian="normal" style:font-style-complex="normal"/>
    </style:style>
    <style:style style:name="T20" style:family="text">
      <style:text-properties fo:font-style="normal" style:text-underline-style="none" officeooo:rsid="00241218" fo:background-color="transparent" style:font-style-asian="normal" style:font-style-complex="normal"/>
    </style:style>
    <style:style style:name="T21" style:family="text">
      <style:text-properties fo:font-style="normal" style:text-underline-style="none" officeooo:rsid="001c9b48" fo:background-color="#ffff66" style:font-style-asian="normal" style:font-style-complex="normal"/>
    </style:style>
    <style:style style:name="T22" style:family="text">
      <style:text-properties fo:font-style="normal" fo:background-color="transparent" style:font-style-asian="normal" style:font-style-complex="normal"/>
    </style:style>
    <style:style style:name="T23" style:family="text">
      <style:text-properties fo:font-style="normal" officeooo:rsid="00208296" fo:background-color="transparent" style:font-style-asian="normal" style:font-style-complex="normal"/>
    </style:style>
    <style:style style:name="T24" style:family="text">
      <style:text-properties fo:font-style="normal" officeooo:rsid="00208296" fo:background-color="#ffff00" style:font-style-asian="normal" style:font-style-complex="normal"/>
    </style:style>
    <style:style style:name="T25" style:family="text">
      <style:text-properties officeooo:rsid="00208296" fo:background-color="#ffff00"/>
    </style:style>
    <style:style style:name="T26" style:family="text">
      <style:text-properties fo:background-color="transparent"/>
    </style:style>
    <style:style style:name="T27" style:family="text">
      <style:text-properties officeooo:rsid="0020472e" fo:background-color="transparent"/>
    </style:style>
    <style:style style:name="T28" style:family="text">
      <style:text-properties officeooo:rsid="001da155" fo:background-color="transparent"/>
    </style:style>
    <style:style style:name="T29" style:family="text">
      <style:text-properties officeooo:rsid="00208296" fo:background-color="transparent"/>
    </style:style>
    <style:style style:name="T30" style:family="text">
      <style:text-properties officeooo:rsid="002143fd" fo:background-color="transparent"/>
    </style:style>
    <style:style style:name="T31" style:family="text">
      <style:text-properties officeooo:rsid="001d8e61"/>
    </style:style>
    <style:style style:name="T32" style:family="text">
      <style:text-properties officeooo:rsid="001da155"/>
    </style:style>
    <style:style style:name="T33" style:family="text">
      <style:text-properties fo:background-color="#ffff99"/>
    </style:style>
    <style:style style:name="T34" style:family="text">
      <style:text-properties fo:background-color="#ff0000"/>
    </style:style>
    <style:style style:name="T35" style:family="text">
      <style:text-properties officeooo:rsid="00208296"/>
    </style:style>
    <style:style style:name="T36" style:family="text">
      <style:text-properties officeooo:rsid="002143fd"/>
    </style:style>
    <style:style style:name="T37" style:family="text">
      <style:text-properties officeooo:rsid="0022d938"/>
    </style:style>
    <style:style style:name="T38" style:family="text">
      <style:text-properties fo:language="es" fo:country="ES" fo:font-style="normal" style:text-underline-style="none" officeooo:rsid="001c9b48" style:font-style-asian="normal" style:font-style-complex="normal"/>
    </style:style>
    <style:style style:name="T39" style:family="text">
      <style:text-properties officeooo:rsid="0026fb2d"/>
    </style:style>
    <style:style style:name="T40" style:family="text">
      <style:text-properties officeooo:rsid="0026fb2d" style:font-name-asian="DejaVu Sans1" style:font-name-complex="DejaVu Sans1"/>
    </style:style>
    <style:style style:name="T41" style:family="text">
      <style:text-properties officeooo:rsid="0020472e"/>
    </style:style>
    <style:style style:name="T42" style:family="text">
      <style:text-properties officeooo:rsid="00290283"/>
    </style:style>
    <style:style style:name="T43" style:family="text">
      <style:text-properties officeooo:rsid="002c94e6"/>
    </style:style>
    <style:style style:name="T44" style:family="text">
      <style:text-properties fo:font-size="12pt" officeooo:rsid="0026fb2d" style:font-name-asian="DejaVu Sans1" style:font-size-asian="12pt" style:font-name-complex="DejaVu Sans1" style:font-size-complex="12pt"/>
    </style:style>
    <style:style style:name="T45" style:family="text">
      <style:text-properties fo:font-size="12pt" fo:font-weight="normal" style:font-size-asian="12pt" style:font-weight-asian="normal" style:font-size-complex="12pt"/>
    </style:style>
    <style:style style:name="T46" style:family="text">
      <style:text-properties fo:font-size="12pt" fo:font-weight="normal" officeooo:rsid="00354663" style:font-size-asian="12pt" style:font-weight-asian="normal" style:font-size-complex="12pt"/>
    </style:style>
    <style:style style:name="T47" style:family="text">
      <style:text-properties fo:font-size="12pt" fo:font-style="italic" fo:font-weight="normal" officeooo:rsid="00354663" style:font-size-asian="12pt" style:font-style-asian="italic" style:font-weight-asian="normal" style:font-size-complex="12pt" style:font-style-complex="italic"/>
    </style:style>
    <style:style style:name="T48" style:family="text">
      <style:text-properties fo:language="es" fo:country="AR" fo:font-style="italic" style:text-underline-style="none" officeooo:rsid="002aff42" fo:background-color="transparent" style:font-style-asian="italic" style:font-style-complex="italic"/>
    </style:style>
    <style:style style:name="T49" style:family="text">
      <style:text-properties fo:language="es" fo:country="AR" fo:font-style="italic" style:text-underline-style="none" officeooo:rsid="002c94e6" fo:background-color="transparent" style:font-style-asian="italic" style:font-style-complex="italic"/>
    </style:style>
    <style:style style:name="T50" style:family="text">
      <style:text-properties fo:language="es" fo:country="AR" fo:font-style="italic" style:text-underline-style="none" officeooo:rsid="00354663" fo:background-color="transparent" style:font-style-asian="italic" style:font-style-complex="italic"/>
    </style:style>
    <style:style style:name="T51" style:family="text">
      <style:text-properties fo:language="es" fo:country="AR" fo:font-style="normal" style:text-underline-style="none" fo:background-color="transparent" style:font-style-asian="normal" style:font-style-complex="normal"/>
    </style:style>
    <style:style style:name="T52" style:family="text">
      <style:text-properties fo:language="es" fo:country="AR" fo:font-style="normal" style:text-underline-style="none" officeooo:rsid="00290283" fo:background-color="transparent" style:font-style-asian="normal" style:font-style-complex="normal"/>
    </style:style>
    <style:style style:name="T53" style:family="text">
      <style:text-properties fo:language="es" fo:country="AR" fo:font-style="normal" style:text-underline-style="none" officeooo:rsid="00354663" fo:background-color="transparent" style:font-style-asian="normal" style:font-style-complex="normal"/>
    </style:style>
    <style:style style:name="T54" style:family="text">
      <style:text-properties fo:language="es" fo:country="AR" style:text-underline-style="none" officeooo:rsid="0027e3eb" fo:background-color="transparent"/>
    </style:style>
    <style:style style:name="T55" style:family="text">
      <style:text-properties fo:language="es" fo:country="AR" style:text-underline-style="none" officeooo:rsid="001d8e61" fo:background-color="transparent"/>
    </style:style>
    <style:style style:name="T56" style:family="text">
      <style:text-properties fo:language="es" fo:country="AR" style:text-underline-style="none" officeooo:rsid="002e7abf" fo:background-color="transparent"/>
    </style:style>
    <style:style style:name="T57" style:family="text">
      <style:text-properties fo:language="es" fo:country="AR" style:text-underline-style="none" officeooo:rsid="00305347" fo:background-color="transparent"/>
    </style:style>
    <style:style style:name="T58" style:family="text">
      <style:text-properties officeooo:rsid="002f4589"/>
    </style:style>
    <style:style style:name="T59" style:family="text">
      <style:text-properties officeooo:rsid="00305347"/>
    </style:style>
    <style:style style:name="T60" style:family="text">
      <style:text-properties fo:font-weight="normal" style:font-weight-asian="normal"/>
    </style:style>
    <style:style style:name="T61" style:family="text">
      <style:text-properties fo:font-weight="normal" officeooo:rsid="002c558c" style:font-weight-asian="normal"/>
    </style:style>
    <style:style style:name="T62" style:family="text">
      <style:text-properties fo:font-weight="normal" officeooo:rsid="002e7abf" style:font-weight-asian="normal"/>
    </style:style>
    <style:style style:name="T63" style:family="text">
      <style:text-properties fo:font-weight="normal" officeooo:rsid="0032affe" style:font-weight-asian="normal"/>
    </style:style>
    <style:style style:name="T64" style:family="text">
      <style:text-properties fo:font-weight="normal" officeooo:rsid="002c94e6" style:font-weight-asian="normal"/>
    </style:style>
    <style:style style:name="T65" style:family="text">
      <style:text-properties fo:font-weight="normal" officeooo:rsid="00354663" style:font-weight-asian="normal"/>
    </style:style>
    <style:style style:name="T66" style:family="text">
      <style:text-properties fo:font-weight="normal" officeooo:rsid="002f4589" style:font-weight-asian="normal"/>
    </style:style>
    <style:style style:name="T67" style:family="text">
      <style:text-properties officeooo:rsid="00361769"/>
    </style:style>
    <style:style style:name="T68" style:family="text">
      <style:text-properties officeooo:rsid="0036708b"/>
    </style:style>
    <style:style style:name="fr1" style:family="graphic" style:parent-style-name="Formula">
      <style:graphic-properties style:vertical-pos="from-top"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fo:background-color="transparent" style:editable="false">
        <style:columns fo:column-count="1" fo:column-gap="0in">
          <style:column-sep style:width="0.0035in" style:color="#000000" style:height="100%" style:style="solid"/>
        </style:columns>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7"/>
      <text:p text:style-name="P1">Matem<text:span text:style-name="T37">á</text:span>tica Discreta 2014</text:p>
      <text:p text:style-name="P4"/>
      <text:p text:style-name="P4"/>
      <text:p text:style-name="P7"/>
      <text:p text:style-name="P4">Proyecto Dinic – Max Flow Min Cut </text:p>
      <text:p text:style-name="P7"/>
      <text:p text:style-name="P7"/>
      <text:p text:style-name="P7"/>
      <text:p text:style-name="P7"/>
      <text:p text:style-name="P7"/>
      <text:section text:style-name="Sect1" text:name="Sección1">
        <text:p text:style-name="P8">Integrantes: <text:s/></text:p>
        <text:p text:style-name="P11"/>
        <text:p text:style-name="P9">Rossi Nahuel</text:p>
        <text:p text:style-name="P9">Ruiz Ezequiel</text:p>
      </text:section>
      <text:p text:style-name="P7"/>
      <text:p text:style-name="P5"/>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71">Índice de contenido</text:p>
          </text:index-title>
          <text:p text:style-name="P73"><text:a xlink:type="simple" xlink:href="#__RefHeading__211_1977394466" text:style-name="Index_20_Link" text:visited-style-name="Index_20_Link">Introducción<text:tab/>3</text:a></text:p>
          <text:p text:style-name="P73"><text:a xlink:type="simple" xlink:href="#__RefHeading__318_1977394466" text:style-name="Index_20_Link" text:visited-style-name="Index_20_Link">Glosario<text:tab/>3</text:a></text:p>
          <text:p text:style-name="P74"><text:a xlink:type="simple" xlink:href="#__RefHeading__320_1977394466" text:style-name="Index_20_Link" text:visited-style-name="Index_20_Link">Términos y notaciones<text:tab/>3</text:a></text:p>
          <text:p text:style-name="P74"><text:a xlink:type="simple" xlink:href="#__RefHeading__322_1977394466" text:style-name="Index_20_Link" text:visited-style-name="Index_20_Link">Implementación<text:tab/>4</text:a></text:p>
          <text:p text:style-name="P75"><text:a xlink:type="simple" xlink:href="#__RefHeading__428_1977394466" text:style-name="Index_20_Link" text:visited-style-name="Index_20_Link">Librerías auxiliares<text:tab/>4</text:a></text:p>
          <text:p text:style-name="P75"><text:a xlink:type="simple" xlink:href="#__RefHeading__430_1977394466" text:style-name="Index_20_Link" text:visited-style-name="Index_20_Link">Implementación propia<text:tab/>4</text:a></text:p>
          <text:p text:style-name="P73"><text:a xlink:type="simple" xlink:href="#__RefHeading__436_1977394466" text:style-name="Index_20_Link" text:visited-style-name="Index_20_Link">Test realizados<text:tab/>5</text:a></text:p>
          <text:p text:style-name="P74"><text:a xlink:type="simple" xlink:href="#__RefHeading__438_1977394466" text:style-name="Index_20_Link" text:visited-style-name="Index_20_Link">Rendimiento<text:tab/>5</text:a></text:p>
          <text:p text:style-name="P74"><text:a xlink:type="simple" xlink:href="#__RefHeading__440_1977394466" text:style-name="Index_20_Link" text:visited-style-name="Index_20_Link">Test Aplicados<text:tab/>5</text:a></text:p>
          <text:p text:style-name="P75"><text:a xlink:type="simple" xlink:href="#__RefHeading__452_1977394466" text:style-name="Index_20_Link" text:visited-style-name="Index_20_Link">Metodología<text:tab/>5</text:a></text:p>
          <text:p text:style-name="P73"><text:a xlink:type="simple" xlink:href="#__RefHeading__458_1977394466" text:style-name="Index_20_Link" text:visited-style-name="Index_20_Link">Anexo<text:tab/>7</text:a></text:p>
          <text:p text:style-name="P74"><text:a xlink:type="simple" xlink:href="#__RefHeading__884_427654482" text:style-name="Index_20_Link" text:visited-style-name="Index_20_Link">Descripción de las librerías propias??<text:tab/>7</text:a></text:p>
          <text:p text:style-name="P74"><text:a xlink:type="simple" xlink:href="#__RefHeading__454_1977394466" text:style-name="Index_20_Link" text:visited-style-name="Index_20_Link">Características de las maquinas del Testing<text:tab/>7</text:a></text:p>
          <text:p text:style-name="P75"><text:a xlink:type="simple" xlink:href="#__RefHeading__460_1977394466" text:style-name="Index_20_Link" text:visited-style-name="Index_20_Link">Computadora 1:<text:tab/>7</text:a></text:p>
          <text:p text:style-name="P75"><text:a xlink:type="simple" xlink:href="#__RefHeading__462_1977394466" text:style-name="Index_20_Link" text:visited-style-name="Index_20_Link">Computadora 2:<text:tab/>7</text:a></text:p>
          <text:p text:style-name="P75"><text:a xlink:type="simple" xlink:href="#__RefHeading__464_1977394466" text:style-name="Index_20_Link" text:visited-style-name="Index_20_Link">Computadora 3:<text:tab/>8</text:a></text:p>
          <text:p text:style-name="P75"><text:a xlink:type="simple" xlink:href="#__RefHeading__466_1977394466" text:style-name="Index_20_Link" text:visited-style-name="Index_20_Link">Computadora 4:<text:tab/>8</text:a></text:p>
        </text:index-body>
      </text:table-of-content>
      <text:p text:style-name="P10"/>
      <text:h text:style-name="P58" text:outline-level="1"><text:bookmark-start text:name="__RefHeading__211_1977394466"/>Introducción<text:bookmark-end text:name="__RefHeading__211_1977394466"/></text:h>
      <text:p text:style-name="P52">Los <text:span text:style-name="T1">networks </text:span><text:span text:style-name="T14">son grafos </text:span><text:span text:style-name="T16">dirigidos con un</text:span><text:span text:style-name="T14"> valor numérico </text:span><text:span text:style-name="T16">asociado </text:span><text:span text:style-name="T14">a sus aristas convirtiéndolos a grafos con peso (o grafos ponderados). Los networks son ampliamente usados en el área de la computación para representar diferentes tipos de redes, usualmente de computadoras o dispositivos móviles. Pero </text:span><text:span text:style-name="T17">é</text:span><text:span text:style-name="T14">sta es una </text:span><text:span text:style-name="T15">visión</text:span><text:span text:style-name="T14"> muy acotada. </text:span><text:span text:style-name="T16">Un network puede representar una red neuronal o incluso un mallado de un modelo 3D. Definir propiedades sobre </text:span><text:span text:style-name="T17">é</text:span><text:span text:style-name="T16">ste objeto es importante para el desarrollo de la industria y la ciencia. Entre la infinidad de características que podemos definir vamos a centrar el estudio en el </text:span><text:span text:style-name="T5">Max Flow </text:span><text:span text:style-name="T16">(Flujo Maximal) y el </text:span><text:span text:style-name="T5">Min Cut </text:span><text:span text:style-name="T16">(Corte Minimal). Definiendo los pesos asociados a las aristas y dos nodos llamados </text:span><text:span text:style-name="T5">source </text:span><text:span text:style-name="T16">(fuente) y </text:span><text:span text:style-name="T5">sink</text:span><text:span text:style-name="T16"> (resumidero), el flujo </text:span><text:span text:style-name="T38">maximal</text:span><text:span text:style-name="T16"> queda definido como el m</text:span><text:span text:style-name="T17">á</text:span><text:span text:style-name="T16">ximo n</text:span><text:span text:style-name="T17">ú</text:span><text:span text:style-name="T16">mero de unidades que se pueden enviar del nodo </text:span><text:span text:style-name="T5">source </text:span><text:span text:style-name="T16">al nodo </text:span><text:span text:style-name="T5">sink</text:span><text:span text:style-name="T16"> y el corte minimal como el conjunto de nodos </text:span><text:span text:style-name="T21">antes del cuello de botella que genera el flujo maximal</text:span><text:span text:style-name="T18">. </text:span><text:span text:style-name="T20">Nuestro objetivo es programar eficazmente el </text:span><text:span text:style-name="T19">algoritmo </text:span><text:span text:style-name="T20">de Dinic </text:span><text:span text:style-name="T19">en lenguaje C, que </text:span><text:span text:style-name="T20">es capaz de resolver</text:span><text:span text:style-name="T19"> el problema de </text:span><text:span text:style-name="T6">Max Flow Min Cut.</text:span></text:p>
      <text:p text:style-name="P53"/>
      <text:h text:style-name="P57" text:outline-level="1"><text:bookmark-start text:name="__RefHeading__318_1977394466"/>Glosario<text:bookmark-end text:name="__RefHeading__318_1977394466"/></text:h>
      <text:h text:style-name="P65" text:outline-level="2"><text:bookmark-start text:name="__RefHeading__320_1977394466"/>Términos y <text:span text:style-name="T58">sus </text:span>notaciones<text:bookmark-end text:name="__RefHeading__320_1977394466"/></text:h>
      <text:p text:style-name="P50"><text:span text:style-name="T52">A</text:span><text:span text:style-name="T51">quí figuran las notaciones de todos los términos que estaremos utilizando. Daremos por hecho que el lector tiene una base de conocimiento teórico del tema para no entrar en detalles de definiciones. </text:span><text:span text:style-name="T53">El formato es: </text:span><text:span text:style-name="T50">Término(notaciones): descripción</text:span><text:span text:style-name="T53">.</text:span></text:p>
      <text:list xml:id="list2925069870188604337" text:style-name="L1">
        <text:list-item>
          <text:p text:style-name="P16">Dovahkiin(<text:span text:style-name="T1">dova</text:span>):</text:p>
        </text:list-item>
        <text:list-item>
          <text:p text:style-name="P12">Network<text:span text:style-name="T59">(</text:span><text:span text:style-name="T3">net</text:span><text:span text:style-name="T59">)</text:span>: <text:span text:style-name="T39">Grafo dirigido </text:span><text:span text:style-name="T39"><draw:frame draw:style-name="fr1" draw:name="Objeto1" text:anchor-type="as-char" svg:y="-0.152in" svg:width="1.2508in" svg:height="0.2008in" draw:z-index="5"><draw:object xlink:href="./Object 1" xlink:type="simple" xlink:show="embed" xlink:actuate="onLoad"/><draw:image xlink:href="./ObjectReplacements/Object 1" xlink:type="simple" xlink:show="embed" xlink:actuate="onLoad"/></draw:frame></text:span><text:span text:style-name="T40">con pesos en los lados</text:span><text:span text:style-name="T44">.</text:span></text:p>
        </text:list-item>
        <text:list-item>
          <text:p text:style-name="P40">Nodo<text:span text:style-name="T59">(</text:span><text:span text:style-name="T3">node</text:span><text:span text:style-name="T59">)</text:span>: <text:span text:style-name="T59">Usaremos letras del alfabeto latino, usualmente </text:span><text:span text:style-name="T3">x, y, z, s, t</text:span><text:span text:style-name="T59">.</text:span></text:p>
          <text:list>
            <text:list-item>
              <text:p text:style-name="P45">Fuente(<text:span text:style-name="T1">source, src, </text:span><text:span text:style-name="T4">s</text:span>): Nodo productor de flujo.</text:p>
            </text:list-item>
            <text:list-item>
              <text:p text:style-name="P45">Resumidero(<text:span text:style-name="T1">sink, snk, </text:span><text:span text:style-name="T4">t</text:span>): Nodo consumidor de flujo.</text:p>
            </text:list-item>
          </text:list>
        </text:list-item>
        <text:list-item>
          <text:p text:style-name="P46"><text:span text:style-name="T54">Lado</text:span><text:span text:style-name="T57">(</text:span><text:span text:style-name="T48">edge</text:span><text:span text:style-name="T57">)</text:span><text:span text:style-name="T54">:</text:span><text:span text:style-name="T54"><draw:frame draw:style-name="fr1" draw:name="Objeto4" text:anchor-type="as-char" svg:y="-0.1484in" svg:width="0.8362in" svg:height="0.1937in" draw:z-index="2"><draw:object xlink:href="./Object 4" xlink:type="simple" xlink:show="embed" xlink:actuate="onLoad"/><draw:image xlink:href="./ObjectReplacements/Object 4" xlink:type="simple" xlink:show="embed" xlink:actuate="onLoad"/></draw:frame></text:span><text:span text:style-name="T61">si se sobreentiende por el contexto también</text:span><text:span text:style-name="T61"><draw:frame draw:style-name="fr1" draw:name="Objeto5" text:anchor-type="as-char" svg:y="-0.1484in" svg:width="0.2693in" svg:height="0.1846in" draw:z-index="1"><draw:object xlink:href="./Object 5" xlink:type="simple" xlink:show="embed" xlink:actuate="onLoad"/><draw:image xlink:href="./ObjectReplacements/Object 5" xlink:type="simple" xlink:show="embed" xlink:actuate="onLoad"/></draw:frame></text:span></text:p>
          <text:list>
            <text:list-item>
              <text:p text:style-name="P49"><text:span text:style-name="T61">L</text:span><text:span text:style-name="T60">ado Forward(</text:span><text:span text:style-name="T9">Fedge</text:span><text:span text:style-name="T60">):</text:span><text:span text:style-name="T60"><draw:frame draw:style-name="fr1" draw:name="Objeto16" text:anchor-type="as-char" svg:y="-0.152in" svg:width="1.2453in" svg:height="0.2008in" draw:z-index="11"><draw:object xlink:href="./Object 16" xlink:type="simple" xlink:show="embed" xlink:actuate="onLoad"/><draw:image xlink:href="./ObjectReplacements/Object 16" xlink:type="simple" xlink:show="embed" xlink:actuate="onLoad"/><svg:desc>fórmula</svg:desc></draw:frame></text:span><text:span text:style-name="T60">, </text:span><text:span text:style-name="T65">el </text:span><text:span text:style-name="T60">flujo </text:span><text:span text:style-name="T65">f es menor a la capacidad.</text:span></text:p>
            </text:list-item>
            <text:list-item>
              <text:p text:style-name="P49"><text:span text:style-name="T61">L</text:span><text:span text:style-name="T60">ado Backward(</text:span><text:span text:style-name="T9">Bedge</text:span><text:span text:style-name="T60">):</text:span><text:span text:style-name="T60"><draw:frame draw:style-name="fr1" draw:name="Objeto17" text:anchor-type="as-char" svg:y="-0.152in" svg:width="0.9272in" svg:height="0.2008in" draw:z-index="12"><draw:object xlink:href="./Object 17" xlink:type="simple" xlink:show="embed" xlink:actuate="onLoad"/><draw:image xlink:href="./ObjectReplacements/Object 17" xlink:type="simple" xlink:show="embed" xlink:actuate="onLoad"/><svg:desc>fórmula</svg:desc></draw:frame></text:span><text:span text:style-name="T60">, i.e. que haya mandado flujo.</text:span></text:p>
            </text:list-item>
          </text:list>
        </text:list-item>
        <text:list-item>
          <text:p text:style-name="P47"><text:span text:style-name="T55">Capacidad</text:span><text:span text:style-name="T57">(</text:span><text:span text:style-name="T49">cap</text:span><text:span text:style-name="T57">)</text:span><text:span text:style-name="T55">: </text:span><text:span text:style-name="T55"><draw:frame draw:style-name="fr1" draw:name="Objeto3" text:anchor-type="as-char" svg:y="-0.172in" svg:width="0.8091in" svg:height="0.2244in" draw:z-index="0"><draw:object xlink:href="./Object 3" xlink:type="simple" xlink:show="embed" xlink:actuate="onLoad"/><draw:image xlink:href="./ObjectReplacements/Object 3" xlink:type="simple" xlink:show="embed" xlink:actuate="onLoad"/><svg:desc>fórmula</svg:desc></draw:frame></text:span><text:span text:style-name="T56">donde</text:span><text:span text:style-name="T56"><draw:frame draw:style-name="fr1" draw:name="Objeto8" text:anchor-type="as-char" svg:y="-0.152in" svg:width="0.611in" svg:height="0.2008in" draw:z-index="3"><draw:object xlink:href="./Object 8" xlink:type="simple" xlink:show="embed" xlink:actuate="onLoad"/><draw:image xlink:href="./ObjectReplacements/Object 8" xlink:type="simple" xlink:show="embed" xlink:actuate="onLoad"/><svg:desc>fórmula</svg:desc></draw:frame></text:span><text:span text:style-name="T60">sería el peso de</text:span><text:span text:style-name="T62">l</text:span><text:span text:style-name="T60"> lado</text:span><text:span text:style-name="T60"><draw:frame draw:style-name="fr1" draw:name="Objeto9" text:anchor-type="as-char" svg:y="-0.1484in" svg:width="0.2693in" svg:height="0.1846in" draw:z-index="4"><draw:object xlink:href="./Object 9" xlink:type="simple" xlink:show="embed" xlink:actuate="onLoad"/><draw:image xlink:href="./ObjectReplacements/Object 9" xlink:type="simple" xlink:show="embed" xlink:actuate="onLoad"/><svg:desc>fórmula</svg:desc></draw:frame></text:span></text:p>
        </text:list-item>
        <text:list-item>
          <text:p text:style-name="P41"><text:span text:style-name="T60">Flujo</text:span><text:span text:style-name="T64">(</text:span><text:span text:style-name="T10">flow</text:span><text:span text:style-name="T64">):</text:span><text:span text:style-name="T64"><draw:frame draw:style-name="fr1" draw:name="Objeto10" text:anchor-type="as-char" svg:y="-0.172in" svg:width="0.7681in" svg:height="0.2244in" draw:z-index="8"><draw:object xlink:href="./Object 2" xlink:type="simple" xlink:show="embed" xlink:actuate="onLoad"/><draw:image xlink:href="./ObjectReplacements/Object 2" xlink:type="simple" xlink:show="embed" xlink:actuate="onLoad"/><svg:desc>fórmula</svg:desc></draw:frame></text:span><text:span text:style-name="T63">admisible</text:span><text:span text:style-name="T64">, conservador y</text:span><text:span text:style-name="T64"><draw:frame draw:style-name="fr1" draw:name="Objeto2" text:anchor-type="as-char" svg:y="-0.1484in" svg:width="0.1535in" svg:height="0.1846in" draw:z-index="9"><draw:object xlink:href="./Object 10" xlink:type="simple" xlink:show="embed" xlink:actuate="onLoad"/><draw:image xlink:href="./ObjectReplacements/Object 10" xlink:type="simple" xlink:show="embed" xlink:actuate="onLoad"/><svg:desc>fórmula</svg:desc></draw:frame></text:span><text:span text:style-name="T64">produce.</text:span></text:p>
          <text:list>
            <text:list-item>
              <text:p text:style-name="P44"><text:span text:style-name="T64">Valor de</text:span><text:span text:style-name="T66">l</text:span><text:span text:style-name="T64"> flujo(</text:span><text:span text:style-name="T9">vflow, vf</text:span><text:span text:style-name="T64">):</text:span><text:span text:style-name="T64"><draw:frame draw:style-name="fr1" draw:name="Objeto11" text:anchor-type="as-char" svg:y="-0.1701in" svg:width="2.2071in" svg:height="0.348in" draw:z-index="17"><draw:object xlink:href="./Object 11" xlink:type="simple" xlink:show="embed" xlink:actuate="onLoad"/><draw:image xlink:href="./ObjectReplacements/Object 11" xlink:type="simple" xlink:show="embed" xlink:actuate="onLoad"/><svg:desc>fórmula</svg:desc></draw:frame></text:span></text:p>
            </text:list-item>
            <text:list-item>
              <text:p text:style-name="P43"><text:span text:style-name="T64">F</text:span><text:span text:style-name="T60">lujo Maximal(</text:span><text:span text:style-name="T9">maxFlow</text:span><text:span text:style-name="T60">):</text:span><text:span text:style-name="T60"><draw:frame draw:style-name="fr1" draw:name="Objeto18" text:anchor-type="as-char" svg:y="-0.152in" svg:width="1.6634in" svg:height="0.2008in" draw:z-index="16"><draw:object xlink:href="./Object 18" xlink:type="simple" xlink:show="embed" xlink:actuate="onLoad"/><draw:image xlink:href="./ObjectReplacements/Object 18" xlink:type="simple" xlink:show="embed" xlink:actuate="onLoad"/><svg:desc>fórmula</svg:desc></draw:frame></text:span><text:span text:style-name="T60">y</text:span><text:span text:style-name="T60"><draw:frame draw:style-name="fr1" draw:name="Objeto19" text:anchor-type="as-char" svg:y="-0.152in" svg:width="1.0709in" svg:height="0.2008in" draw:z-index="18"><draw:object xlink:href="./Object 19" xlink:type="simple" xlink:show="embed" xlink:actuate="onLoad"/><draw:image xlink:href="./ObjectReplacements/Object 19" xlink:type="simple" xlink:show="embed" xlink:actuate="onLoad"/></draw:frame></text:span><text:span text:style-name="T60">donde S es </text:span><text:soft-page-break/><text:span text:style-name="T60">corte (y por consecuencia es minimal).</text:span></text:p>
            </text:list-item>
          </text:list>
        </text:list-item>
        <text:list-item>
          <text:p text:style-name="P42"><text:span text:style-name="T64">Vecindario(</text:span><text:span text:style-name="T10">nbrhd</text:span><text:span text:style-name="T64">):</text:span><text:span text:style-name="T64"><draw:frame draw:style-name="fr1" draw:name="Objeto12" text:anchor-type="as-char" svg:y="-0.152in" svg:width="1.572in" svg:height="0.1992in" draw:z-index="10"><draw:object xlink:href="./Object 12" xlink:type="simple" xlink:show="embed" xlink:actuate="onLoad"/><draw:image xlink:href="./ObjectReplacements/Object 12" xlink:type="simple" xlink:show="embed" xlink:actuate="onLoad"/><svg:desc>fórmula</svg:desc></draw:frame></text:span><text:span text:style-name="T64">, </text:span><text:span text:style-name="T65">i.e. todos los vecinos forward y backward.</text:span></text:p>
          <text:list>
            <text:list-item>
              <text:p text:style-name="P48"><text:span text:style-name="T60">Vecinos Forward</text:span><text:span text:style-name="T65">(</text:span><text:span text:style-name="T11">fNbrs</text:span><text:span text:style-name="T65">)</text:span><text:span text:style-name="T60">:</text:span><text:span text:style-name="T60"><draw:frame draw:style-name="fr1" draw:name="Objeto13" text:anchor-type="as-char" svg:y="-0.152in" svg:width="1.6465in" svg:height="0.2008in" draw:z-index="6"><draw:object xlink:href="./Object 13" xlink:type="simple" xlink:show="embed" xlink:actuate="onLoad"/><draw:image xlink:href="./ObjectReplacements/Object 13" xlink:type="simple" xlink:show="embed" xlink:actuate="onLoad"/><svg:desc>fórmula</svg:desc></draw:frame></text:span></text:p>
            </text:list-item>
            <text:list-item>
              <text:p text:style-name="P51"><text:span text:style-name="T45">Vecinos Backward</text:span><text:span text:style-name="T46">(</text:span><text:span text:style-name="T47">bNbrs</text:span><text:span text:style-name="T46">)</text:span><text:span text:style-name="T45">:</text:span><text:span text:style-name="T45"><draw:frame draw:style-name="fr1" draw:name="Objeto14" text:anchor-type="as-char" svg:y="-0.152in" svg:width="1.6571in" svg:height="0.2008in" draw:z-index="7"><draw:object xlink:href="./Object 14" xlink:type="simple" xlink:show="embed" xlink:actuate="onLoad"/><draw:image xlink:href="./ObjectReplacements/Object 14" xlink:type="simple" xlink:show="embed" xlink:actuate="onLoad"/><svg:desc>fórmula</svg:desc></draw:frame></text:span></text:p>
            </text:list-item>
          </text:list>
        </text:list-item>
        <text:list-item>
          <text:p text:style-name="P13">Corte<text:span text:style-name="T43">:</text:span><text:span text:style-name="T43"><draw:frame draw:style-name="fr1" draw:name="Objeto6" text:anchor-type="as-char" svg:y="-0.1484in" svg:width="1.2465in" svg:height="0.1846in" draw:z-index="13"><draw:object xlink:href="./Object 6" xlink:type="simple" xlink:show="embed" xlink:actuate="onLoad"/><draw:image xlink:href="./ObjectReplacements/Object 6" xlink:type="simple" xlink:show="embed" xlink:actuate="onLoad"/><svg:desc>fórmula</svg:desc></draw:frame></text:span><text:span text:style-name="T43">con capacidad </text:span><text:span text:style-name="T43"><draw:frame draw:style-name="fr1" draw:name="Objeto7" text:anchor-type="as-char" svg:y="-0.152in" svg:width="1.2201in" svg:height="0.2008in" draw:z-index="14"><draw:object xlink:href="./Object 7" xlink:type="simple" xlink:show="embed" xlink:actuate="onLoad"/><draw:image xlink:href="./ObjectReplacements/Object 7" xlink:type="simple" xlink:show="embed" xlink:actuate="onLoad"/><svg:desc>fórmula</svg:desc></draw:frame></text:span><text:span text:style-name="T43">donde </text:span><text:span text:style-name="T43"><draw:frame draw:style-name="fr1" draw:name="Objeto15" text:anchor-type="as-char" svg:y="-0.1484in" svg:width="0.6744in" svg:height="0.1846in" draw:z-index="15"><draw:object xlink:href="./Object 15" xlink:type="simple" xlink:show="embed" xlink:actuate="onLoad"/><draw:image xlink:href="./ObjectReplacements/Object 15" xlink:type="simple" xlink:show="embed" xlink:actuate="onLoad"/><svg:desc>fórmula</svg:desc></draw:frame></text:span><text:span text:style-name="T43">. Cuando hablemos de corte, implícitamente nos estaremos refiriendo a Corte Minimal porque es con lo que nos interesa trabajar.</text:span></text:p>
          <text:list>
            <text:list-item>
              <text:p text:style-name="P15">Corte <text:span text:style-name="T67">M</text:span>inimal(<text:span text:style-name="T1">cut</text:span>):<draw:frame draw:style-name="fr1" draw:name="Objeto20" text:anchor-type="as-char" svg:y="-0.152in" svg:width="1.0709in" svg:height="0.2008in" draw:z-index="19"><draw:object xlink:href="./Object 20" xlink:type="simple" xlink:show="embed" xlink:actuate="onLoad"/><draw:image xlink:href="./ObjectReplacements/Object 20" xlink:type="simple" xlink:show="embed" xlink:actuate="onLoad"/><svg:desc>fórmula</svg:desc></draw:frame><text:span text:style-name="T67">donde</text:span><text:span text:style-name="T67"><draw:frame draw:style-name="fr1" draw:name="Objeto21" text:anchor-type="as-char" svg:y="-0.1484in" svg:width="0.1591in" svg:height="0.1846in" draw:z-index="20"><draw:object xlink:href="./Object 21" xlink:type="simple" xlink:show="embed" xlink:actuate="onLoad"/><draw:image xlink:href="./ObjectReplacements/Object 21" xlink:type="simple" xlink:show="embed" xlink:actuate="onLoad"/><svg:desc>fórmula</svg:desc></draw:frame></text:span><text:span text:style-name="T67">es flujo maximal. </text:span></text:p>
            </text:list-item>
          </text:list>
        </text:list-item>
      </text:list>
      <text:p text:style-name="P6"/>
      <text:h text:style-name="P61" text:outline-level="2"><text:bookmark-start text:name="__RefHeading__322_1977394466"/>Implementación<text:bookmark-end text:name="__RefHeading__322_1977394466"/></text:h>
      <text:p text:style-name="P17">Llevar el modelo teórico a un lenguaje computacional implico una definición mas detallada de cada concepto teórico en función de una optimización en el tiempo de ejecución y en el uso de memoria de la aplicación.</text:p>
      <text:p text:style-name="P17">Utilizamos librerías auxiliares que fueron escritas por nosotros y algunas otras que son de distribución general o fueron entregadas por docentes en otras catedras. En cada una de las librerias expondremos su origen.</text:p>
      <text:p text:style-name="P17"/>
      <text:h text:style-name="P66" text:outline-level="3"><text:bookmark-start text:name="__RefHeading__428_1977394466"/><text:span text:style-name="T31">Librerías</text:span> auxiliares<text:bookmark-end text:name="__RefHeading__428_1977394466"/></text:h>
      <text:p text:style-name="P20">Se hara una breve descripción de las librerías auxiliares ya que no apuntan a resolver directamente el problema de <text:span text:style-name="T1">Max Flow-Min Cut </text:span><text:span text:style-name="T12">sino que mas bien son herramientas destinadas a ser usadas por la librerías principales.</text:span></text:p>
      <text:list xml:id="list2110477974747713677" text:style-name="L2">
        <text:list-item>
          <text:p text:style-name="P18"><text:span text:style-name="T35">b</text:span>string: <text:span text:style-name="T35">Librería para el manejo de cadenas de caracteres. Simplifica la creacion y manipulacion de strings. Libreia descargada de </text:span><text:span text:style-name="T25">LINK</text:span><text:span text:style-name="T29">.</text:span></text:p>
        </text:list-item>
        <text:list-item>
          <text:p text:style-name="P18">Lexer: <text:span text:style-name="T35">Libreria para el manejo del standar input. Facilita la lectura y la manipulación de caracteres. Suministrada por los profesores de la cátedra </text:span><text:span text:style-name="T25">NOMBRE</text:span><text:span text:style-name="T35"> del año </text:span><text:span text:style-name="T25">AÑO</text:span><text:span text:style-name="T35">. </text:span><text:span text:style-name="T25">AUTORES??? </text:span><text:span text:style-name="T29"><text:s/></text:span></text:p>
        </text:list-item>
        <text:list-item>
          <text:p text:style-name="P18"><text:span text:style-name="T29">uthash: Librería para hacer búsquedas de O(1) utilizando tablas de </text:span><text:span text:style-name="T8">hash</text:span><text:span text:style-name="T23">. Descargada de </text:span><text:span text:style-name="T24">LINK</text:span><text:span text:style-name="T23">.</text:span></text:p>
        </text:list-item>
        <text:list-item>
          <text:p text:style-name="P18">Queue: <text:span text:style-name="T35">Librería que permite manejar una serie de objetos de cualquier tipo (tipo </text:span><text:span text:style-name="T2">void</text:span><text:span text:style-name="T13">) organizados como una cola. Implementación propia.</text:span></text:p>
        </text:list-item>
        <text:list-item>
          <text:p text:style-name="P19">Stack: <text:span text:style-name="T35">Librería que permite manejar una serie de objetos de cualquier tipo (tipo </text:span><text:span text:style-name="T2">void</text:span><text:span text:style-name="T13">) organizados como una pila. Implementación propia.</text:span></text:p>
        </text:list-item>
      </text:list>
      <text:p text:style-name="P17"/>
      <text:h text:style-name="P67" text:outline-level="3"><text:bookmark-start text:name="__RefHeading__430_1977394466"/><text:soft-page-break/><text:span text:style-name="T42">I</text:span>mplementación propia<text:bookmark-end text:name="__RefHeading__430_1977394466"/></text:h>
      <text:p text:style-name="P22">apifiles/</text:p>
      <text:list xml:id="list6794077154716834777" text:style-name="L3">
        <text:list-item>
          <text:p text:style-name="P23">u64</text:p>
        </text:list-item>
      </text:list>
      <text:list xml:id="list6702814347822817546" text:style-name="L4">
        <text:list-item>
          <text:p text:style-name="P24">lado</text:p>
        </text:list-item>
        <text:list-item>
          <text:p text:style-name="P24">parser_lado</text:p>
        </text:list-item>
        <text:list-item>
          <text:p text:style-name="P24">nbrhd</text:p>
        </text:list-item>
        <text:list-item>
          <text:p text:style-name="P25">API</text:p>
        </text:list-item>
      </text:list>
      <text:p text:style-name="P26">dirmain/</text:p>
      <text:list xml:id="list2749387210961206505" text:style-name="L5">
        <text:list-item>
          <text:p text:style-name="P27">main</text:p>
        </text:list-item>
      </text:list>
      <text:p text:style-name="P26"/>
      <text:h text:style-name="P55" text:outline-level="1"><text:bookmark-start text:name="__RefHeading__436_1977394466"/>Test realizados<text:bookmark-end text:name="__RefHeading__436_1977394466"/></text:h>
      <text:p text:style-name="P29">Se han implementado varios test que evalúan el rendimiento de diferentes características del código.</text:p>
      <text:h text:style-name="P62" text:outline-level="2"><text:bookmark-start text:name="__RefHeading__438_1977394466"/>Rendimiento<text:bookmark-end text:name="__RefHeading__438_1977394466"/></text:h>
      <text:p text:style-name="P30">El algoritmo <text:s/>de Dinic tiene un tiempo de ejecución de O(mn²) donde <text:span text:style-name="T1">m </text:span>es la cantidad de aristas y <text:span text:style-name="T1">n</text:span> la de nodos. Se busco lograr que ninguna acción tomada por el la implementación supere este orden. Para de esta manera garantizar una cota máxima en el método y no en el código.</text:p>
      <text:p text:style-name="P29">Una carga significativa que puede haber en la ejecución del programa esta relacionada con la organización de nodos en una tabla de <text:span text:style-name="T1">hash</text:span>. Si bien las tablas de <text:span text:style-name="T1">hash</text:span> ofrecen una búsqueda O(1) en la mayoría de los casos, para alguno particulares el orden de búsqueda se ve afectado por la distribución de la llave con la que se almacenan los elementos en la tabla, de manera que la búsqueda puede llegar a ser de O(n) <text:span text:style-name="T41">en casos muy raros</text:span>. Estudiaremos estos casos particularmente aunque sean pocos frecuentes. En general se puede ver al orden de búsqueda como O(1).</text:p>
      <text:p text:style-name="P31">[ Completar con una brebe descripcion de las distribuciones de las key]</text:p>
      <text:h text:style-name="P63" text:outline-level="2"><text:bookmark-start text:name="__RefHeading__440_1977394466"/><text:span text:style-name="T32">Test </text:span><text:span text:style-name="T28">Aplicados</text:span><text:bookmark-end text:name="__RefHeading__440_1977394466"/></text:h>
      <text:h text:style-name="P66" text:outline-level="3"><text:bookmark-start text:name="__RefHeading__452_1977394466"/>Metodología<text:bookmark-end text:name="__RefHeading__452_1977394466"/></text:h>
      <text:p text:style-name="P32">Se hicieron <text:span text:style-name="T33">10 </text:span>test en cada área se midieron los tiempos devueltos en cada prueba y se aproximaron los resultados<text:span text:style-name="T34"> (como?)</text:span><text:span text:style-name="T26"> para ver como variaban los tiempos de cada .</text:span></text:p>
      <text:list xml:id="list1017890121510545648" text:style-name="L6">
        <text:list-item>
          <text:p text:style-name="P33"><text:span text:style-name="T26">Test Tecnológico: Se mantiene sin variaciones el código y se ejecuta en 4 tipo de maquinas con diferentes poder de computo. Se pretende observar como influye el tipo de hardware en los tiempos de ejecución del código. </text:span><text:span text:style-name="T27">En el anexo podremos encontrar una descripción del hardware testeado.</text:span></text:p>
        </text:list-item>
        <text:list-item>
          <text:p text:style-name="P33"><text:span text:style-name="T26">Test de distribución de nodos. Se utilizan </text:span><text:span text:style-name="T7">networks</text:span><text:span text:style-name="T22"> con grafos ponderados isomorfos pero </text:span><text:soft-page-break/><text:span text:style-name="T22">con nombres de nodos distribuidos de manera diferente el espectro de u64. </text:span><text:span text:style-name="T26"><text:s/>Se busca comprender como influye la distribución de los nombres de nodos en la implementación de la tabla hash. Se probaran varias optimizaciones incluidas en la librería uthash.</text:span></text:p>
        </text:list-item>
        <text:list-item>
          <text:p text:style-name="P28">Test de cantidad de aristas. Se correrá el programa en grafos con diferentes densidad de aristas. Se pretende entender como escala el programa en función a la cantidad de aristas.</text:p>
        </text:list-item>
        <text:list-item>
          <text:p text:style-name="P28">Test de cantidad de nodos.Se correrá el programa en grafos con diferentes cantidad de nodos. La idea es observar como escala el programa en función a la cantidad de nodos.</text:p>
        </text:list-item>
      </text:list>
      <text:p text:style-name="P32"/>
      <text:h text:style-name="P56" text:outline-level="1"/>
      <text:h text:style-name="P59" text:outline-level="1"><text:bookmark-start text:name="__RefHeading__458_1977394466"/>Anexo<text:bookmark-end text:name="__RefHeading__458_1977394466"/></text:h>
      <text:h text:style-name="P60" text:outline-level="2"><text:bookmark-start text:name="__RefHeading__884_427654482"/><text:span text:style-name="T26">Descripción de las librerías </text:span><text:span text:style-name="T30">propias??</text:span><text:bookmark-end text:name="__RefHeading__884_427654482"/></text:h>
      <text:p text:style-name="P21"/>
      <text:h text:style-name="P64" text:outline-level="2"><text:bookmark-start text:name="__RefHeading__454_1977394466"/>Características de las maquinas <text:span text:style-name="T36">del Testing</text:span><text:bookmark-end text:name="__RefHeading__454_1977394466"/></text:h>
      <text:h text:style-name="P68"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35">Modelo de CPU:</text:p>
          </table:table-cell>
          <table:table-cell table:style-name="Tabla1.B1" office:value-type="string">
            <text:p text:style-name="P35">AMD Sempron(tm) Processor 3400+</text:p>
          </table:table-cell>
        </table:table-row>
        <table:table-row>
          <table:table-cell table:style-name="Tabla1.A2" office:value-type="string">
            <text:p text:style-name="P36">Frecuencia: </text:p>
          </table:table-cell>
          <table:table-cell table:style-name="Tabla1.B2" office:value-type="string">
            <text:p text:style-name="P36">1800mhz</text:p>
          </table:table-cell>
        </table:table-row>
        <table:table-row>
          <table:table-cell table:style-name="Tabla1.A2" office:value-type="string">
            <text:p text:style-name="P36">Cache:</text:p>
          </table:table-cell>
          <table:table-cell table:style-name="Tabla1.B2" office:value-type="string">
            <text:p text:style-name="P36">L1: 64KB / L2: 256KB</text:p>
          </table:table-cell>
        </table:table-row>
        <table:table-row>
          <table:table-cell table:style-name="Tabla1.A2" office:value-type="string">
            <text:p text:style-name="P35">Núcleos:</text:p>
          </table:table-cell>
          <table:table-cell table:style-name="Tabla1.B2" office:value-type="string">
            <text:p text:style-name="P35">1</text:p>
          </table:table-cell>
        </table:table-row>
        <table:table-row>
          <table:table-cell table:style-name="Tabla1.A2" office:value-type="string">
            <text:p text:style-name="P32">Modelo de la Memoria:</text:p>
          </table:table-cell>
          <table:table-cell table:style-name="Tabla1.B2" office:value-type="string">
            <text:p text:style-name="P38"/>
          </table:table-cell>
        </table:table-row>
        <table:table-row>
          <table:table-cell table:style-name="Tabla1.A2" office:value-type="string">
            <text:p text:style-name="P35">Memoria Total:</text:p>
          </table:table-cell>
          <table:table-cell table:style-name="Tabla1.B2" office:value-type="string">
            <text:p text:style-name="P35">1544044KB (1.5GB)</text:p>
          </table:table-cell>
        </table:table-row>
        <table:table-row>
          <table:table-cell table:style-name="Tabla1.A2" office:value-type="string">
            <text:p text:style-name="P35">Placa Madre:</text:p>
          </table:table-cell>
          <table:table-cell table:style-name="Tabla1.B2" office:value-type="string">
            <text:p text:style-name="P38"/>
          </table:table-cell>
        </table:table-row>
        <table:table-row>
          <table:table-cell table:style-name="Tabla1.A2" office:value-type="string">
            <text:p text:style-name="P32">modelo del HDD:</text:p>
          </table:table-cell>
          <table:table-cell table:style-name="Tabla1.B2" office:value-type="string">
            <text:p text:style-name="P32"/>
          </table:table-cell>
        </table:table-row>
        <table:table-row>
          <table:table-cell table:style-name="Tabla1.A2" office:value-type="string">
            <text:p text:style-name="P32">Capacidad del HDD:</text:p>
          </table:table-cell>
          <table:table-cell table:style-name="Tabla1.B2" office:value-type="string">
            <text:p text:style-name="P32"/>
          </table:table-cell>
        </table:table-row>
      </table:table>
      <text:p text:style-name="P32"/>
      <text:h text:style-name="P68"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table-cell table:style-name="Tabla2.A1" office:value-type="string">
            <text:p text:style-name="P35">Modelo de CPU:</text:p>
          </table:table-cell>
          <table:table-cell table:style-name="Tabla2.B1" office:value-type="string">
            <text:p text:style-name="P38"/>
          </table:table-cell>
        </table:table-row>
        <table:table-row>
          <table:table-cell table:style-name="Tabla2.A2" office:value-type="string">
            <text:p text:style-name="P35">Frecuencia: </text:p>
          </table:table-cell>
          <table:table-cell table:style-name="Tabla2.B2" office:value-type="string">
            <text:p text:style-name="P38"/>
          </table:table-cell>
        </table:table-row>
        <table:table-row>
          <table:table-cell table:style-name="Tabla2.A2" office:value-type="string">
            <text:p text:style-name="P35">Cache:</text:p>
          </table:table-cell>
          <table:table-cell table:style-name="Tabla2.B2" office:value-type="string">
            <text:p text:style-name="P38"/>
          </table:table-cell>
        </table:table-row>
        <table:table-row>
          <table:table-cell table:style-name="Tabla2.A2" office:value-type="string">
            <text:p text:style-name="P35">Núcleos:</text:p>
          </table:table-cell>
          <table:table-cell table:style-name="Tabla2.B2" office:value-type="string">
            <text:p text:style-name="P38"/>
          </table:table-cell>
        </table:table-row>
        <table:table-row>
          <table:table-cell table:style-name="Tabla2.A2" office:value-type="string">
            <text:p text:style-name="P32">Modelo de la Memoria:</text:p>
          </table:table-cell>
          <table:table-cell table:style-name="Tabla2.B2" office:value-type="string">
            <text:p text:style-name="P38"/>
          </table:table-cell>
        </table:table-row>
        <table:table-row>
          <table:table-cell table:style-name="Tabla2.A2" office:value-type="string">
            <text:p text:style-name="P35">Memoria Total:</text:p>
          </table:table-cell>
          <table:table-cell table:style-name="Tabla2.B2" office:value-type="string">
            <text:p text:style-name="P38"/>
          </table:table-cell>
        </table:table-row>
        <table:table-row>
          <table:table-cell table:style-name="Tabla2.A2" office:value-type="string">
            <text:p text:style-name="P35">Placa Madre:</text:p>
          </table:table-cell>
          <table:table-cell table:style-name="Tabla2.B2" office:value-type="string">
            <text:p text:style-name="P38"/>
          </table:table-cell>
        </table:table-row>
        <table:table-row>
          <table:table-cell table:style-name="Tabla2.A2" office:value-type="string">
            <text:p text:style-name="P32">modelo del HDD:</text:p>
          </table:table-cell>
          <table:table-cell table:style-name="Tabla2.B2" office:value-type="string">
            <text:p text:style-name="P32"/>
          </table:table-cell>
        </table:table-row>
        <table:table-row>
          <table:table-cell table:style-name="Tabla2.A2" office:value-type="string">
            <text:p text:style-name="P32">Capacidad del HDD:</text:p>
          </table:table-cell>
          <table:table-cell table:style-name="Tabla2.B2" office:value-type="string">
            <text:p text:style-name="P32"/>
          </table:table-cell>
        </table:table-row>
      </table:table>
      <text:p text:style-name="P32"/>
      <text:h text:style-name="P70" text:outline-level="3"><text:bookmark-start text:name="__RefHeading__464_1977394466"/><text:soft-page-break/>Computadora 3:<text:bookmark-end text:name="__RefHeading__464_1977394466"/></text:h>
      <text:p text:style-name="P3"/>
      <table:table table:name="Tabla3" table:style-name="Tabla3">
        <table:table-column table:style-name="Tabla3.A"/>
        <table:table-column table:style-name="Tabla3.B"/>
        <table:table-row>
          <table:table-cell table:style-name="Tabla3.A1" office:value-type="string">
            <text:p text:style-name="P37">Modelo de CPU:</text:p>
          </table:table-cell>
          <table:table-cell table:style-name="Tabla3.B1" office:value-type="string">
            <text:p text:style-name="P39"/>
          </table:table-cell>
        </table:table-row>
        <table:table-row>
          <table:table-cell table:style-name="Tabla3.A2" office:value-type="string">
            <text:p text:style-name="P37">Frecuencia: </text:p>
          </table:table-cell>
          <table:table-cell table:style-name="Tabla3.B2" office:value-type="string">
            <text:p text:style-name="P39"/>
          </table:table-cell>
        </table:table-row>
        <table:table-row>
          <table:table-cell table:style-name="Tabla3.A2" office:value-type="string">
            <text:p text:style-name="P37">Cache:</text:p>
          </table:table-cell>
          <table:table-cell table:style-name="Tabla3.B2" office:value-type="string">
            <text:p text:style-name="P39"/>
          </table:table-cell>
        </table:table-row>
        <table:table-row>
          <table:table-cell table:style-name="Tabla3.A2" office:value-type="string">
            <text:p text:style-name="P37">Núcleos:</text:p>
          </table:table-cell>
          <table:table-cell table:style-name="Tabla3.B2" office:value-type="string">
            <text:p text:style-name="P39"/>
          </table:table-cell>
        </table:table-row>
        <table:table-row>
          <table:table-cell table:style-name="Tabla3.A2" office:value-type="string">
            <text:p text:style-name="P34">Modelo de la Memoria:</text:p>
          </table:table-cell>
          <table:table-cell table:style-name="Tabla3.B2" office:value-type="string">
            <text:p text:style-name="P39"/>
          </table:table-cell>
        </table:table-row>
        <table:table-row>
          <table:table-cell table:style-name="Tabla3.A2" office:value-type="string">
            <text:p text:style-name="P37">Memoria Total:</text:p>
          </table:table-cell>
          <table:table-cell table:style-name="Tabla3.B2" office:value-type="string">
            <text:p text:style-name="P39"/>
          </table:table-cell>
        </table:table-row>
        <table:table-row>
          <table:table-cell table:style-name="Tabla3.A2" office:value-type="string">
            <text:p text:style-name="P37">Placa Madre:</text:p>
          </table:table-cell>
          <table:table-cell table:style-name="Tabla3.B2" office:value-type="string">
            <text:p text:style-name="P39"/>
          </table:table-cell>
        </table:table-row>
        <table:table-row>
          <table:table-cell table:style-name="Tabla3.A2" office:value-type="string">
            <text:p text:style-name="P34">modelo del HDD:</text:p>
          </table:table-cell>
          <table:table-cell table:style-name="Tabla3.B2" office:value-type="string">
            <text:p text:style-name="P34"/>
          </table:table-cell>
        </table:table-row>
        <table:table-row>
          <table:table-cell table:style-name="Tabla3.A2" office:value-type="string">
            <text:p text:style-name="P34">Capacidad del HDD:</text:p>
          </table:table-cell>
          <table:table-cell table:style-name="Tabla3.B2" office:value-type="string">
            <text:p text:style-name="P34"/>
          </table:table-cell>
        </table:table-row>
      </table:table>
      <text:h text:style-name="P66" text:outline-level="3"/>
      <text:h text:style-name="P69" text:outline-level="3"><text:bookmark-start text:name="__RefHeading__466_1977394466"/>Computadora 4:<text:bookmark-end text:name="__RefHeading__466_1977394466"/></text:h>
      <text:p text:style-name="P3"/>
      <table:table table:name="Tabla4" table:style-name="Tabla4">
        <table:table-column table:style-name="Tabla4.A"/>
        <table:table-column table:style-name="Tabla4.B"/>
        <table:table-row>
          <table:table-cell table:style-name="Tabla4.A1" office:value-type="string">
            <text:p text:style-name="P37">Modelo de CPU:</text:p>
          </table:table-cell>
          <table:table-cell table:style-name="Tabla4.B1" office:value-type="string">
            <text:p text:style-name="P39"/>
          </table:table-cell>
        </table:table-row>
        <table:table-row>
          <table:table-cell table:style-name="Tabla4.A2" office:value-type="string">
            <text:p text:style-name="P37">Frecuencia: </text:p>
          </table:table-cell>
          <table:table-cell table:style-name="Tabla4.B2" office:value-type="string">
            <text:p text:style-name="P39"/>
          </table:table-cell>
        </table:table-row>
        <table:table-row>
          <table:table-cell table:style-name="Tabla4.A2" office:value-type="string">
            <text:p text:style-name="P37">Cache:</text:p>
          </table:table-cell>
          <table:table-cell table:style-name="Tabla4.B2" office:value-type="string">
            <text:p text:style-name="P39"/>
          </table:table-cell>
        </table:table-row>
        <table:table-row>
          <table:table-cell table:style-name="Tabla4.A2" office:value-type="string">
            <text:p text:style-name="P37">Núcleos:</text:p>
          </table:table-cell>
          <table:table-cell table:style-name="Tabla4.B2" office:value-type="string">
            <text:p text:style-name="P39"/>
          </table:table-cell>
        </table:table-row>
        <table:table-row>
          <table:table-cell table:style-name="Tabla4.A2" office:value-type="string">
            <text:p text:style-name="P34">Modelo de la Memoria:</text:p>
          </table:table-cell>
          <table:table-cell table:style-name="Tabla4.B2" office:value-type="string">
            <text:p text:style-name="P39"/>
          </table:table-cell>
        </table:table-row>
        <table:table-row>
          <table:table-cell table:style-name="Tabla4.A2" office:value-type="string">
            <text:p text:style-name="P37">Memoria Total:</text:p>
          </table:table-cell>
          <table:table-cell table:style-name="Tabla4.B2" office:value-type="string">
            <text:p text:style-name="P39"/>
          </table:table-cell>
        </table:table-row>
        <table:table-row>
          <table:table-cell table:style-name="Tabla4.A2" office:value-type="string">
            <text:p text:style-name="P37">Placa Madre:</text:p>
          </table:table-cell>
          <table:table-cell table:style-name="Tabla4.B2" office:value-type="string">
            <text:p text:style-name="P39"/>
          </table:table-cell>
        </table:table-row>
        <table:table-row>
          <table:table-cell table:style-name="Tabla4.A2" office:value-type="string">
            <text:p text:style-name="P34">modelo del HDD:</text:p>
          </table:table-cell>
          <table:table-cell table:style-name="Tabla4.B2" office:value-type="string">
            <text:p text:style-name="P34"/>
          </table:table-cell>
        </table:table-row>
        <table:table-row>
          <table:table-cell table:style-name="Tabla4.A2" office:value-type="string">
            <text:p text:style-name="P34">Capacidad del HDD:</text:p>
          </table:table-cell>
          <table:table-cell table:style-name="Tabla4.B2" office:value-type="string">
            <text:p text:style-name="P34"/>
          </table:table-cell>
        </table:table-row>
      </table:table>
      <text:p text:style-name="P34"/>
      <text:p text:style-name="P54">palabras en italic</text:p>
      <text:p text:style-name="P29">network</text:p>
      <text:p text:style-name="P29">networks</text:p>
      <text:p text:style-name="P29">hash</text:p>
      <text:p text:style-name="P29">sink </text:p>
      <text:p text:style-name="P29">source</text:p>
      <text:p text:style-name="P29">max flow</text:p>
      <text:p text:style-name="P29">min cut</text:p>
      <text:p text:style-name="P29">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msy10" svg:font-family="cmsy10"/>
    <style:font-face style:name="DejaVu Sans Mono1" svg:font-family="'DejaVu Sans Mono'" style:font-family-generic="roman"/>
    <style:font-face style:name="DejaVu Serif" svg:font-family="'DejaVu Serif'" style:font-family-generic="roman"/>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Century Schoolbook L" svg:font-family="'Century Schoolbook L'" style:font-family-generic="roman" style:font-pitch="variable"/>
    <style:font-face style:name="DejaVu Serif2" svg:font-family="'DejaVu Serif'" style:font-family-generic="roman" style:font-pitch="variable"/>
    <style:font-face style:name="DejaVu Serif1" svg:font-family="'DejaVu Serif'" style:font-adornments="Book"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1" fo:font-family="'Liberation Serif'"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erif" fo:language="es" fo:country="AR" officeooo:rsid="0017e276" officeooo:paragraph-rsid="0017e276"/>
    </style:style>
    <style:page-layout style:name="Mpm1">
      <style:page-layout-properties fo:page-width="8.2701in" fo:page-height="11.6902in" style:num-format="1" style:print-orientation="portrait" fo:margin-top="0.7874in" fo:margin-bottom="0.7874in" fo:margin-left="0.7874in" fo:margin-right="0.7874in" fo:border="none" fo:padding="0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true">
          <style:background-image/>
        </style:header-footer-properties>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true">
          <style:background-image/>
        </style:header-footer-properties>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05:15:08.495433522</meta:creation-date>
    <dc:date>2014-09-05T17:01:13.235399569</dc:date>
    <meta:editing-duration>PT3H45M28S</meta:editing-duration>
    <meta:editing-cycles>10</meta:editing-cycles>
    <meta:generator>LibreOffice/4.1.6.2$Linux_x86 LibreOffice_project/410m0$Build-2</meta:generator>
    <meta:document-statistic meta:table-count="4" meta:image-count="0" meta:object-count="21" meta:page-count="9" meta:paragraph-count="136" meta:word-count="1190" meta:character-count="7264" meta:non-whitespace-character-count="6228"/>
  </office:meta>
</office:document-meta>
</file>

<file path=Object 1/content.xml><?xml version="1.0" encoding="utf-8"?>
<math xmlns="http://www.w3.org/1998/Math/MathML">
  <semantics>
    <mrow>
      <mrow>
        <mo stretchy="false">(</mo>
        <mrow>
          <mi>V</mi>
          <mi>,</mi>
          <mi>E</mi>
        </mrow>
        <mo stretchy="false">)</mo>
      </mrow>
      <mi mathvariant="normal">:</mi>
      <mrow>
        <mi>E</mi>
        <mo stretchy="false">⊆</mo>
        <mrow>
          <mi>V</mi>
          <mo stretchy="false">×</mo>
          <mi>V</mi>
        </mrow>
      </mrow>
    </mrow>
    <annotation encoding="StarMath 5.0">(V,E): E subseteq V times V</annotation>
  </semantics>
</math>
</file>

<file path=Object 10/content.xml><?xml version="1.0" encoding="utf-8"?>
<math xmlns="http://www.w3.org/1998/Math/MathML">
  <semantics>
    <mrow>
      <mi>s</mi>
    </mrow>
    <annotation encoding="StarMath 5.0">s</annotation>
  </semantics>
</math>
</file>

<file path=Object 11/content.xml><?xml version="1.0" encoding="utf-8"?>
<math xmlns="http://www.w3.org/1998/Math/MathML">
  <semantics>
    <mrow>
      <mi>V</mi>
      <mrow>
        <mrow>
          <mo stretchy="false">(</mo>
          <mrow>
            <mi>f</mi>
          </mrow>
          <mo stretchy="false">)</mo>
        </mrow>
        <mo stretchy="false">=</mo>
        <mrow>
          <munder>
            <mo stretchy="false">∑</mo>
            <mrow>
              <mrow>
                <mi>y</mi>
                <mo stretchy="false">∈</mo>
                <mrow>
                  <mo stretchy="false">Γ</mo>
                  <mi>⁺</mi>
                  <mrow>
                    <mo stretchy="false">(</mo>
                    <mrow>
                      <mi>x</mi>
                    </mrow>
                    <mo stretchy="false">)</mo>
                  </mrow>
                </mrow>
              </mrow>
            </mrow>
          </munder>
          <mi>f</mi>
        </mrow>
      </mrow>
      <mrow>
        <mrow>
          <mo stretchy="false">(</mo>
          <mrow>
            <mover accent="true">
              <mrow>
                <mi mathvariant="italic">xy</mi>
              </mrow>
              <mo stretchy="false">⃗</mo>
            </mover>
          </mrow>
          <mo stretchy="false">)</mo>
        </mrow>
        <mo stretchy="false">−</mo>
        <mrow>
          <munder>
            <mo stretchy="false">∑</mo>
            <mrow>
              <mrow>
                <mi>y</mi>
                <mo stretchy="false">∈</mo>
                <mrow>
                  <mo stretchy="false">Γ</mo>
                  <mi>⁻</mi>
                </mrow>
              </mrow>
            </mrow>
          </munder>
          <mi>f</mi>
        </mrow>
      </mrow>
      <mrow>
        <mo stretchy="false">(</mo>
        <mrow>
          <mover accent="true">
            <mrow>
              <mi mathvariant="italic">yx</mi>
            </mrow>
            <mo stretchy="false">⃗</mo>
          </mover>
        </mrow>
        <mo stretchy="false">)</mo>
      </mrow>
    </mrow>
    <annotation encoding="StarMath 5.0">V(f) = sum from{y in {%GAMMA⁺(x)}} f(widevec {xy} ) - sum from{y in {%GAMMA⁻}} f(widevec {yx} )</annotation>
  </semantics>
</math>
</file>

<file path=Object 12/content.xml><?xml version="1.0" encoding="utf-8"?>
<math xmlns="http://www.w3.org/1998/Math/MathML">
  <semantics>
    <mrow>
      <mo stretchy="false">Γ</mo>
      <mrow>
        <mrow>
          <mo stretchy="false">(</mo>
          <mrow>
            <mi>x</mi>
          </mrow>
          <mo stretchy="false">)</mo>
        </mrow>
        <mo stretchy="false">=</mo>
        <mo stretchy="false">Γ</mo>
      </mrow>
      <mi>⁺</mi>
      <mrow>
        <mrow>
          <mo stretchy="false">(</mo>
          <mrow>
            <mi>x</mi>
          </mrow>
          <mo stretchy="false">)</mo>
        </mrow>
        <mo stretchy="false">∪</mo>
        <mo stretchy="false">Γ</mo>
      </mrow>
      <mi>⁻</mi>
      <mrow>
        <mo stretchy="false">(</mo>
        <mrow>
          <mi>x</mi>
        </mrow>
        <mo stretchy="false">)</mo>
      </mrow>
    </mrow>
    <annotation encoding="StarMath 5.0">%GAMMA(x) = %GAMMA⁺(x) union %GAMMA⁻(x) </annotation>
  </semantics>
</math>
</file>

<file path=Object 13/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xy</mi>
                </mrow>
                <mo stretchy="false">⃗</mo>
              </mover>
              <mo stretchy="false">∈</mo>
              <mi>E</mi>
            </mrow>
          </mrow>
          <mo stretchy="false">}</mo>
        </mrow>
      </mrow>
    </mrow>
    <annotation encoding="StarMath 5.0">%GAMMA⁺(x) = lbrace y in V: widevec {xy} in E rbrace</annotation>
  </semantics>
</math>
</file>

<file path=Object 14/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yx</mi>
                </mrow>
                <mo stretchy="false">⃗</mo>
              </mover>
              <mo stretchy="false">∈</mo>
              <mi>E</mi>
            </mrow>
          </mrow>
          <mo stretchy="false">}</mo>
        </mrow>
      </mrow>
    </mrow>
    <annotation encoding="StarMath 5.0">%GAMMA⁻(x) = lbrace y in V: widevec {yx} in E rbrace</annotation>
  </semantics>
</math>
</file>

<file path=Object 15/content.xml><?xml version="1.0" encoding="utf-8"?>
<math xmlns="http://www.w3.org/1998/Math/MathML">
  <semantics>
    <mrow>
      <mrow>
        <mover accent="true">
          <mi>S</mi>
          <mo stretchy="false">̄</mo>
        </mover>
        <mo stretchy="false">=</mo>
        <mrow>
          <mi>V</mi>
          <mo stretchy="false">−</mo>
          <mi>S</mi>
        </mrow>
      </mrow>
    </mrow>
    <annotation encoding="StarMath 5.0">bar S = V-S</annotation>
  </semantics>
</math>
</file>

<file path=Object 16/content.xml><?xml version="1.0" encoding="utf-8"?>
<math xmlns="http://www.w3.org/1998/Math/MathML">
  <semantics>
    <mrow>
      <mover accent="true">
        <mrow>
          <mi mathvariant="italic">xy</mi>
        </mrow>
        <mo stretchy="false">⃗</mo>
      </mover>
      <mi mathvariant="normal">:</mi>
      <mi>f</mi>
      <mrow>
        <mrow>
          <mo stretchy="false">(</mo>
          <mrow>
            <mover accent="true">
              <mrow>
                <mi mathvariant="italic">xy</mi>
              </mrow>
              <mo stretchy="false">⃗</mo>
            </mover>
          </mrow>
          <mo stretchy="false">)</mo>
        </mrow>
        <mo stretchy="false">&lt;</mo>
        <mi>C</mi>
      </mrow>
      <mrow>
        <mo stretchy="false">(</mo>
        <mrow>
          <mover accent="true">
            <mrow>
              <mi mathvariant="italic">xy</mi>
            </mrow>
            <mo stretchy="false">⃗</mo>
          </mover>
        </mrow>
        <mo stretchy="false">)</mo>
      </mrow>
    </mrow>
    <annotation encoding="StarMath 5.0">widevec {xy}: f(widevec {xy}) &lt; C(widevec {xy})</annotation>
  </semantics>
</math>
</file>

<file path=Object 17/content.xml><?xml version="1.0" encoding="utf-8"?>
<math xmlns="http://www.w3.org/1998/Math/MathML">
  <semantics>
    <mrow>
      <mover accent="true">
        <mrow>
          <mi mathvariant="italic">yx</mi>
        </mrow>
        <mo stretchy="false">⃗</mo>
      </mover>
      <mi mathvariant="normal">:</mi>
      <mi>f</mi>
      <mrow>
        <mrow>
          <mo stretchy="false">(</mo>
          <mrow>
            <mover accent="true">
              <mrow>
                <mi mathvariant="italic">yx</mi>
              </mrow>
              <mo stretchy="false">⃗</mo>
            </mover>
          </mrow>
          <mo stretchy="false">)</mo>
        </mrow>
        <mo stretchy="false">&gt;</mo>
        <mn>0</mn>
      </mrow>
    </mrow>
    <annotation encoding="StarMath 5.0">widevec {yx}: f(widevec {yx}) &gt; 0</annotation>
  </semantics>
</math>
</file>

<file path=Object 18/content.xml><?xml version="1.0" encoding="utf-8"?>
<math xmlns="http://www.w3.org/1998/Math/MathML">
  <semantics>
    <mrow>
      <mi>V</mi>
      <mrow>
        <mrow>
          <mo stretchy="false">(</mo>
          <mrow>
            <mi>f</mi>
          </mrow>
          <mo stretchy="false">)</mo>
        </mrow>
        <mo stretchy="false">=</mo>
        <mi>f</mi>
      </mrow>
      <mrow>
        <mrow>
          <mo stretchy="false">(</mo>
          <mrow>
            <mi>S</mi>
            <mi>,</mi>
            <mover accent="true">
              <mi>S</mi>
              <mo stretchy="false">̄</mo>
            </mover>
          </mrow>
          <mo stretchy="false">)</mo>
        </mrow>
        <mo stretchy="false">−</mo>
        <mi>f</mi>
      </mrow>
      <mrow>
        <mo stretchy="false">(</mo>
        <mrow>
          <mover accent="true">
            <mi>S</mi>
            <mo stretchy="false">̄</mo>
          </mover>
          <mi>,</mi>
          <mi>S</mi>
        </mrow>
        <mo stretchy="false">)</mo>
      </mrow>
    </mrow>
    <annotation encoding="StarMath 5.0">V(f) = f(S,bar S) - f(bar S, S)</annotation>
  </semantics>
</math>
</file>

<file path=Object 19/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2/content.xml><?xml version="1.0" encoding="utf-8"?>
<math xmlns="http://www.w3.org/1998/Math/MathML">
  <semantics>
    <mrow>
      <mi>f</mi>
      <mi mathvariant="normal">:</mi>
      <mrow>
        <mi>E</mi>
        <mo stretchy="false">→</mo>
        <msup>
          <mo stretchy="false">ℝ</mo>
          <mrow>
            <mrow>
              <mrow/>
              <mo stretchy="false">≥</mo>
              <mn>0</mn>
            </mrow>
          </mrow>
        </msup>
      </mrow>
    </mrow>
    <annotation encoding="StarMath 5.0">f: E toward setR^{{}&gt;= 0}</annotation>
  </semantics>
</math>
</file>

<file path=Object 20/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21/content.xml><?xml version="1.0" encoding="utf-8"?>
<math xmlns="http://www.w3.org/1998/Math/MathML">
  <semantics>
    <mrow>
      <mi>f</mi>
    </mrow>
    <annotation encoding="StarMath 5.0">f</annotation>
  </semantics>
</math>
</file>

<file path=Object 3/content.xml><?xml version="1.0" encoding="utf-8"?>
<math xmlns="http://www.w3.org/1998/Math/MathML">
  <semantics>
    <mrow>
      <mi>C</mi>
      <mi mathvariant="normal">:</mi>
      <mrow>
        <mi>E</mi>
        <mo stretchy="false">→</mo>
        <msup>
          <mo stretchy="false">ℝ</mo>
          <mrow>
            <mrow>
              <mrow/>
              <mo stretchy="false">≥</mo>
              <mn>0</mn>
            </mrow>
          </mrow>
        </msup>
      </mrow>
    </mrow>
    <annotation encoding="StarMath 5.0">C: E toward setR^{{}&gt;= 0}</annotation>
  </semantics>
</math>
</file>

<file path=Object 4/content.xml><?xml version="1.0" encoding="utf-8"?>
<math xmlns="http://www.w3.org/1998/Math/MathML">
  <semantics>
    <mrow>
      <mrow>
        <mo stretchy="false">{</mo>
        <mrow>
          <mi>x</mi>
          <mi>,</mi>
          <mi>y</mi>
        </mrow>
        <mo stretchy="false">}</mo>
      </mrow>
      <mi>→</mi>
      <mover accent="true">
        <mrow>
          <mi mathvariant="italic">xy</mi>
        </mrow>
        <mo stretchy="false">⃗</mo>
      </mover>
    </mrow>
    <annotation encoding="StarMath 5.0">lbrace x,y rbrace →  widevec {xy} </annotation>
  </semantics>
</math>
</file>

<file path=Object 5/content.xml><?xml version="1.0" encoding="utf-8"?>
<math xmlns="http://www.w3.org/1998/Math/MathML">
  <semantics>
    <mrow>
      <mi mathvariant="italic">xy.</mi>
    </mrow>
    <annotation encoding="StarMath 5.0">xy.</annotation>
  </semantics>
</math>
</file>

<file path=Object 6/content.xml><?xml version="1.0" encoding="utf-8"?>
<math xmlns="http://www.w3.org/1998/Math/MathML">
  <semantics>
    <mrow>
      <mrow>
        <mi>S</mi>
        <mo stretchy="false">⊆</mo>
        <mi>V</mi>
      </mrow>
      <mi mathvariant="normal">:</mi>
      <mrow>
        <mrow>
          <mi>s</mi>
          <mo stretchy="false">∈</mo>
          <mrow>
            <mi>S</mi>
            <mo stretchy="false">∧</mo>
            <mi>t</mi>
          </mrow>
        </mrow>
        <mo stretchy="false">∉</mo>
        <mi>S</mi>
      </mrow>
    </mrow>
    <annotation encoding="StarMath 5.0">S subseteq V: s in S and t notin S</annotation>
  </semantics>
</math>
</file>

<file path=Object 7/content.xml><?xml version="1.0" encoding="utf-8"?>
<math xmlns="http://www.w3.org/1998/Math/MathML">
  <semantics>
    <mrow>
      <mi mathvariant="italic">cap</mi>
      <mrow>
        <mrow>
          <mo stretchy="false">(</mo>
          <mrow>
            <mi>S</mi>
          </mrow>
          <mo stretchy="false">)</mo>
        </mrow>
        <mo stretchy="false">=</mo>
        <mi>C</mi>
      </mrow>
      <mrow>
        <mo stretchy="false">(</mo>
        <mrow>
          <mi>S</mi>
          <mi>,</mi>
          <mover accent="true">
            <mi>S</mi>
            <mo stretchy="false">̄</mo>
          </mover>
        </mrow>
        <mo stretchy="false">)</mo>
      </mrow>
    </mrow>
    <annotation encoding="StarMath 5.0">cap(S) = C(S,bar S )</annotation>
  </semantics>
</math>
</file>

<file path=Object 8/content.xml><?xml version="1.0" encoding="utf-8"?>
<math xmlns="http://www.w3.org/1998/Math/MathML">
  <semantics>
    <mrow>
      <mi>C</mi>
      <mrow>
        <mo stretchy="false">(</mo>
        <mrow>
          <mi>x</mi>
          <mi>,</mi>
          <mi>y</mi>
        </mrow>
        <mo stretchy="false">)</mo>
      </mrow>
    </mrow>
    <annotation encoding="StarMath 5.0">C(x,y)</annotation>
  </semantics>
</math>
</file>

<file path=Object 9/content.xml><?xml version="1.0" encoding="utf-8"?>
<math xmlns="http://www.w3.org/1998/Math/MathML">
  <semantics>
    <mrow>
      <mi mathvariant="italic">xy.</mi>
    </mrow>
    <annotation encoding="StarMath 5.0">xy.</annotation>
  </semantics>
</math>
</file>